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9.043cm" svg:y="27.824cm">
          <text:p text:style-name="P1">HW SPI</text:p>
        </draw:rect>
        <draw:g>
          <draw:ellipse draw:style-name="gr2" draw:text-style-name="P2" draw:layer="layout" svg:width="2.496cm" svg:height="2.588cm" svg:x="19.875cm" svg:y="24.22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892cm 24.58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513cm" svg:y="21.632cm">
              <text:p/>
            </draw:rect>
            <draw:line draw:style-name="gr5" draw:text-style-name="P1" draw:layer="layout" svg:x1="25.513cm" svg:y1="21.817cm" svg:x2="25.79cm" svg:y2="21.817cm">
              <text:p/>
            </draw:line>
            <draw:line draw:style-name="gr5" draw:text-style-name="P1" draw:layer="layout" svg:x1="25.513cm" svg:y1="23.665cm" svg:x2="25.79cm" svg:y2="23.665cm">
              <text:p/>
            </draw:line>
            <draw:line draw:style-name="gr5" draw:text-style-name="P1" draw:layer="layout" svg:x1="25.513cm" svg:y1="23.48cm" svg:x2="25.79cm" svg:y2="23.48cm">
              <text:p/>
            </draw:line>
            <draw:line draw:style-name="gr5" draw:text-style-name="P1" draw:layer="layout" svg:x1="25.513cm" svg:y1="23.295cm" svg:x2="25.79cm" svg:y2="23.295cm">
              <text:p/>
            </draw:line>
            <draw:line draw:style-name="gr5" draw:text-style-name="P1" draw:layer="layout" svg:x1="25.513cm" svg:y1="23.111cm" svg:x2="25.79cm" svg:y2="23.111cm">
              <text:p/>
            </draw:line>
            <draw:line draw:style-name="gr5" draw:text-style-name="P1" draw:layer="layout" svg:x1="25.513cm" svg:y1="22.926cm" svg:x2="25.79cm" svg:y2="22.926cm">
              <text:p/>
            </draw:line>
            <draw:line draw:style-name="gr5" draw:text-style-name="P1" draw:layer="layout" svg:x1="25.513cm" svg:y1="22.741cm" svg:x2="25.79cm" svg:y2="22.741cm">
              <text:p/>
            </draw:line>
            <draw:line draw:style-name="gr5" draw:text-style-name="P1" draw:layer="layout" svg:x1="25.513cm" svg:y1="22.556cm" svg:x2="25.79cm" svg:y2="22.556cm">
              <text:p/>
            </draw:line>
            <draw:line draw:style-name="gr5" draw:text-style-name="P1" draw:layer="layout" svg:x1="25.513cm" svg:y1="22.371cm" svg:x2="25.79cm" svg:y2="22.371cm">
              <text:p/>
            </draw:line>
            <draw:line draw:style-name="gr5" draw:text-style-name="P1" draw:layer="layout" svg:x1="25.513cm" svg:y1="22.186cm" svg:x2="25.79cm" svg:y2="22.186cm">
              <text:p/>
            </draw:line>
            <draw:line draw:style-name="gr5" draw:text-style-name="P1" draw:layer="layout" svg:x1="25.513cm" svg:y1="22.001cm" svg:x2="25.79cm" svg:y2="22.001cm">
              <text:p/>
            </draw:line>
          </draw:g>
          <draw:g>
            <draw:rect draw:style-name="gr4" draw:text-style-name="P1" draw:layer="layout" svg:width="0.277cm" svg:height="2.218cm" svg:x="24.404cm" svg:y="21.632cm">
              <text:p/>
            </draw:rect>
            <draw:line draw:style-name="gr5" draw:text-style-name="P1" draw:layer="layout" svg:x1="24.404cm" svg:y1="21.817cm" svg:x2="24.681cm" svg:y2="21.817cm">
              <text:p/>
            </draw:line>
            <draw:line draw:style-name="gr5" draw:text-style-name="P1" draw:layer="layout" svg:x1="24.404cm" svg:y1="23.665cm" svg:x2="24.681cm" svg:y2="23.665cm">
              <text:p/>
            </draw:line>
            <draw:line draw:style-name="gr5" draw:text-style-name="P1" draw:layer="layout" svg:x1="24.404cm" svg:y1="23.48cm" svg:x2="24.681cm" svg:y2="23.48cm">
              <text:p/>
            </draw:line>
            <draw:line draw:style-name="gr5" draw:text-style-name="P1" draw:layer="layout" svg:x1="24.404cm" svg:y1="23.295cm" svg:x2="24.681cm" svg:y2="23.295cm">
              <text:p/>
            </draw:line>
            <draw:line draw:style-name="gr5" draw:text-style-name="P1" draw:layer="layout" svg:x1="24.404cm" svg:y1="23.111cm" svg:x2="24.681cm" svg:y2="23.111cm">
              <text:p/>
            </draw:line>
            <draw:line draw:style-name="gr5" draw:text-style-name="P1" draw:layer="layout" svg:x1="24.404cm" svg:y1="22.926cm" svg:x2="24.681cm" svg:y2="22.926cm">
              <text:p/>
            </draw:line>
            <draw:line draw:style-name="gr5" draw:text-style-name="P1" draw:layer="layout" svg:x1="24.404cm" svg:y1="22.741cm" svg:x2="24.681cm" svg:y2="22.741cm">
              <text:p/>
            </draw:line>
            <draw:line draw:style-name="gr5" draw:text-style-name="P1" draw:layer="layout" svg:x1="24.404cm" svg:y1="22.556cm" svg:x2="24.681cm" svg:y2="22.556cm">
              <text:p/>
            </draw:line>
            <draw:line draw:style-name="gr5" draw:text-style-name="P1" draw:layer="layout" svg:x1="24.404cm" svg:y1="22.371cm" svg:x2="24.681cm" svg:y2="22.371cm">
              <text:p/>
            </draw:line>
            <draw:line draw:style-name="gr5" draw:text-style-name="P1" draw:layer="layout" svg:x1="24.404cm" svg:y1="22.186cm" svg:x2="24.681cm" svg:y2="22.186cm">
              <text:p/>
            </draw:line>
            <draw:line draw:style-name="gr5" draw:text-style-name="P1" draw:layer="layout" svg:x1="24.404cm" svg:y1="22.001cm" svg:x2="24.681cm" svg:y2="22.001cm">
              <text:p/>
            </draw:line>
          </draw:g>
          <draw:g>
            <draw:rect draw:style-name="gr4" draw:text-style-name="P1" draw:layer="layout" svg:width="0.277cm" svg:height="2.218cm" svg:x="24.774cm" svg:y="21.632cm">
              <text:p/>
            </draw:rect>
            <draw:line draw:style-name="gr5" draw:text-style-name="P1" draw:layer="layout" svg:x1="24.774cm" svg:y1="21.817cm" svg:x2="25.051cm" svg:y2="21.817cm">
              <text:p/>
            </draw:line>
            <draw:line draw:style-name="gr5" draw:text-style-name="P1" draw:layer="layout" svg:x1="24.774cm" svg:y1="23.665cm" svg:x2="25.051cm" svg:y2="23.665cm">
              <text:p/>
            </draw:line>
            <draw:line draw:style-name="gr5" draw:text-style-name="P1" draw:layer="layout" svg:x1="24.774cm" svg:y1="23.48cm" svg:x2="25.051cm" svg:y2="23.48cm">
              <text:p/>
            </draw:line>
            <draw:line draw:style-name="gr5" draw:text-style-name="P1" draw:layer="layout" svg:x1="24.774cm" svg:y1="23.295cm" svg:x2="25.051cm" svg:y2="23.295cm">
              <text:p/>
            </draw:line>
            <draw:line draw:style-name="gr5" draw:text-style-name="P1" draw:layer="layout" svg:x1="24.774cm" svg:y1="23.111cm" svg:x2="25.051cm" svg:y2="23.111cm">
              <text:p/>
            </draw:line>
            <draw:line draw:style-name="gr5" draw:text-style-name="P1" draw:layer="layout" svg:x1="24.774cm" svg:y1="22.926cm" svg:x2="25.051cm" svg:y2="22.926cm">
              <text:p/>
            </draw:line>
            <draw:line draw:style-name="gr5" draw:text-style-name="P1" draw:layer="layout" svg:x1="24.774cm" svg:y1="22.741cm" svg:x2="25.051cm" svg:y2="22.741cm">
              <text:p/>
            </draw:line>
            <draw:line draw:style-name="gr5" draw:text-style-name="P1" draw:layer="layout" svg:x1="24.774cm" svg:y1="22.556cm" svg:x2="25.051cm" svg:y2="22.556cm">
              <text:p/>
            </draw:line>
            <draw:line draw:style-name="gr5" draw:text-style-name="P1" draw:layer="layout" svg:x1="24.774cm" svg:y1="22.371cm" svg:x2="25.051cm" svg:y2="22.371cm">
              <text:p/>
            </draw:line>
            <draw:line draw:style-name="gr5" draw:text-style-name="P1" draw:layer="layout" svg:x1="24.774cm" svg:y1="22.186cm" svg:x2="25.051cm" svg:y2="22.186cm">
              <text:p/>
            </draw:line>
            <draw:line draw:style-name="gr5" draw:text-style-name="P1" draw:layer="layout" svg:x1="24.774cm" svg:y1="22.001cm" svg:x2="25.051cm" svg:y2="22.001cm">
              <text:p/>
            </draw:line>
          </draw:g>
          <draw:g>
            <draw:rect draw:style-name="gr4" draw:text-style-name="P1" draw:layer="layout" svg:width="0.278cm" svg:height="2.218cm" svg:x="25.143cm" svg:y="21.632cm">
              <text:p/>
            </draw:rect>
            <draw:line draw:style-name="gr5" draw:text-style-name="P1" draw:layer="layout" svg:x1="25.143cm" svg:y1="21.817cm" svg:x2="25.42cm" svg:y2="21.817cm">
              <text:p/>
            </draw:line>
            <draw:line draw:style-name="gr5" draw:text-style-name="P1" draw:layer="layout" svg:x1="25.143cm" svg:y1="23.665cm" svg:x2="25.42cm" svg:y2="23.665cm">
              <text:p/>
            </draw:line>
            <draw:line draw:style-name="gr5" draw:text-style-name="P1" draw:layer="layout" svg:x1="25.143cm" svg:y1="23.48cm" svg:x2="25.42cm" svg:y2="23.48cm">
              <text:p/>
            </draw:line>
            <draw:line draw:style-name="gr5" draw:text-style-name="P1" draw:layer="layout" svg:x1="25.143cm" svg:y1="23.295cm" svg:x2="25.42cm" svg:y2="23.295cm">
              <text:p/>
            </draw:line>
            <draw:line draw:style-name="gr5" draw:text-style-name="P1" draw:layer="layout" svg:x1="25.143cm" svg:y1="23.111cm" svg:x2="25.42cm" svg:y2="23.111cm">
              <text:p/>
            </draw:line>
            <draw:line draw:style-name="gr5" draw:text-style-name="P1" draw:layer="layout" svg:x1="25.143cm" svg:y1="22.926cm" svg:x2="25.42cm" svg:y2="22.926cm">
              <text:p/>
            </draw:line>
            <draw:line draw:style-name="gr5" draw:text-style-name="P1" draw:layer="layout" svg:x1="25.143cm" svg:y1="22.741cm" svg:x2="25.42cm" svg:y2="22.741cm">
              <text:p/>
            </draw:line>
            <draw:line draw:style-name="gr5" draw:text-style-name="P1" draw:layer="layout" svg:x1="25.143cm" svg:y1="22.556cm" svg:x2="25.42cm" svg:y2="22.556cm">
              <text:p/>
            </draw:line>
            <draw:line draw:style-name="gr5" draw:text-style-name="P1" draw:layer="layout" svg:x1="25.143cm" svg:y1="22.371cm" svg:x2="25.42cm" svg:y2="22.371cm">
              <text:p/>
            </draw:line>
            <draw:line draw:style-name="gr5" draw:text-style-name="P1" draw:layer="layout" svg:x1="25.143cm" svg:y1="22.186cm" svg:x2="25.42cm" svg:y2="22.186cm">
              <text:p/>
            </draw:line>
            <draw:line draw:style-name="gr5" draw:text-style-name="P1" draw:layer="layout" svg:x1="25.143cm" svg:y1="22.001cm" svg:x2="25.42cm" svg:y2="22.001cm">
              <text:p/>
            </draw:line>
          </draw:g>
        </draw:g>
        <draw:g>
          <draw:g>
            <draw:rect draw:style-name="gr4" draw:text-style-name="P1" draw:layer="layout" svg:width="0.277cm" svg:height="2.219cm" svg:x="17.103cm" svg:y="21.538cm">
              <text:p/>
            </draw:rect>
            <draw:line draw:style-name="gr5" draw:text-style-name="P1" draw:layer="layout" svg:x1="17.103cm" svg:y1="21.723cm" svg:x2="17.38cm" svg:y2="21.723cm">
              <text:p/>
            </draw:line>
            <draw:line draw:style-name="gr5" draw:text-style-name="P1" draw:layer="layout" svg:x1="17.103cm" svg:y1="23.572cm" svg:x2="17.38cm" svg:y2="23.572cm">
              <text:p/>
            </draw:line>
            <draw:line draw:style-name="gr5" draw:text-style-name="P1" draw:layer="layout" svg:x1="17.103cm" svg:y1="23.387cm" svg:x2="17.38cm" svg:y2="23.387cm">
              <text:p/>
            </draw:line>
            <draw:line draw:style-name="gr5" draw:text-style-name="P1" draw:layer="layout" svg:x1="17.103cm" svg:y1="23.202cm" svg:x2="17.38cm" svg:y2="23.202cm">
              <text:p/>
            </draw:line>
            <draw:line draw:style-name="gr5" draw:text-style-name="P1" draw:layer="layout" svg:x1="17.103cm" svg:y1="23.017cm" svg:x2="17.38cm" svg:y2="23.017cm">
              <text:p/>
            </draw:line>
            <draw:line draw:style-name="gr5" draw:text-style-name="P1" draw:layer="layout" svg:x1="17.103cm" svg:y1="22.832cm" svg:x2="17.38cm" svg:y2="22.832cm">
              <text:p/>
            </draw:line>
            <draw:line draw:style-name="gr5" draw:text-style-name="P1" draw:layer="layout" svg:x1="17.103cm" svg:y1="22.648cm" svg:x2="17.38cm" svg:y2="22.648cm">
              <text:p/>
            </draw:line>
            <draw:line draw:style-name="gr5" draw:text-style-name="P1" draw:layer="layout" svg:x1="17.103cm" svg:y1="22.463cm" svg:x2="17.38cm" svg:y2="22.463cm">
              <text:p/>
            </draw:line>
            <draw:line draw:style-name="gr5" draw:text-style-name="P1" draw:layer="layout" svg:x1="17.103cm" svg:y1="22.278cm" svg:x2="17.38cm" svg:y2="22.278cm">
              <text:p/>
            </draw:line>
            <draw:line draw:style-name="gr5" draw:text-style-name="P1" draw:layer="layout" svg:x1="17.103cm" svg:y1="22.093cm" svg:x2="17.38cm" svg:y2="22.093cm">
              <text:p/>
            </draw:line>
            <draw:line draw:style-name="gr5" draw:text-style-name="P1" draw:layer="layout" svg:x1="17.103cm" svg:y1="21.908cm" svg:x2="17.38cm" svg:y2="21.908cm">
              <text:p/>
            </draw:line>
          </draw:g>
          <draw:g>
            <draw:rect draw:style-name="gr4" draw:text-style-name="P1" draw:layer="layout" svg:width="0.278cm" svg:height="2.219cm" svg:x="15.993cm" svg:y="21.538cm">
              <text:p/>
            </draw:rect>
            <draw:line draw:style-name="gr5" draw:text-style-name="P1" draw:layer="layout" svg:x1="15.993cm" svg:y1="21.723cm" svg:x2="16.27cm" svg:y2="21.723cm">
              <text:p/>
            </draw:line>
            <draw:line draw:style-name="gr5" draw:text-style-name="P1" draw:layer="layout" svg:x1="15.993cm" svg:y1="23.572cm" svg:x2="16.27cm" svg:y2="23.572cm">
              <text:p/>
            </draw:line>
            <draw:line draw:style-name="gr5" draw:text-style-name="P1" draw:layer="layout" svg:x1="15.993cm" svg:y1="23.387cm" svg:x2="16.27cm" svg:y2="23.387cm">
              <text:p/>
            </draw:line>
            <draw:line draw:style-name="gr5" draw:text-style-name="P1" draw:layer="layout" svg:x1="15.993cm" svg:y1="23.202cm" svg:x2="16.27cm" svg:y2="23.202cm">
              <text:p/>
            </draw:line>
            <draw:line draw:style-name="gr5" draw:text-style-name="P1" draw:layer="layout" svg:x1="15.993cm" svg:y1="23.017cm" svg:x2="16.27cm" svg:y2="23.017cm">
              <text:p/>
            </draw:line>
            <draw:line draw:style-name="gr5" draw:text-style-name="P1" draw:layer="layout" svg:x1="15.993cm" svg:y1="22.832cm" svg:x2="16.27cm" svg:y2="22.832cm">
              <text:p/>
            </draw:line>
            <draw:line draw:style-name="gr5" draw:text-style-name="P1" draw:layer="layout" svg:x1="15.993cm" svg:y1="22.648cm" svg:x2="16.27cm" svg:y2="22.648cm">
              <text:p/>
            </draw:line>
            <draw:line draw:style-name="gr5" draw:text-style-name="P1" draw:layer="layout" svg:x1="15.993cm" svg:y1="22.463cm" svg:x2="16.27cm" svg:y2="22.463cm">
              <text:p/>
            </draw:line>
            <draw:line draw:style-name="gr5" draw:text-style-name="P1" draw:layer="layout" svg:x1="15.993cm" svg:y1="22.278cm" svg:x2="16.27cm" svg:y2="22.278cm">
              <text:p/>
            </draw:line>
            <draw:line draw:style-name="gr5" draw:text-style-name="P1" draw:layer="layout" svg:x1="15.993cm" svg:y1="22.093cm" svg:x2="16.27cm" svg:y2="22.093cm">
              <text:p/>
            </draw:line>
            <draw:line draw:style-name="gr5" draw:text-style-name="P1" draw:layer="layout" svg:x1="15.993cm" svg:y1="21.908cm" svg:x2="16.27cm" svg:y2="21.908cm">
              <text:p/>
            </draw:line>
          </draw:g>
          <draw:g>
            <draw:rect draw:style-name="gr4" draw:text-style-name="P1" draw:layer="layout" svg:width="0.277cm" svg:height="2.219cm" svg:x="16.363cm" svg:y="21.538cm">
              <text:p/>
            </draw:rect>
            <draw:line draw:style-name="gr5" draw:text-style-name="P1" draw:layer="layout" svg:x1="16.363cm" svg:y1="21.723cm" svg:x2="16.64cm" svg:y2="21.723cm">
              <text:p/>
            </draw:line>
            <draw:line draw:style-name="gr5" draw:text-style-name="P1" draw:layer="layout" svg:x1="16.363cm" svg:y1="23.572cm" svg:x2="16.64cm" svg:y2="23.572cm">
              <text:p/>
            </draw:line>
            <draw:line draw:style-name="gr5" draw:text-style-name="P1" draw:layer="layout" svg:x1="16.363cm" svg:y1="23.387cm" svg:x2="16.64cm" svg:y2="23.387cm">
              <text:p/>
            </draw:line>
            <draw:line draw:style-name="gr5" draw:text-style-name="P1" draw:layer="layout" svg:x1="16.363cm" svg:y1="23.202cm" svg:x2="16.64cm" svg:y2="23.202cm">
              <text:p/>
            </draw:line>
            <draw:line draw:style-name="gr5" draw:text-style-name="P1" draw:layer="layout" svg:x1="16.363cm" svg:y1="23.017cm" svg:x2="16.64cm" svg:y2="23.017cm">
              <text:p/>
            </draw:line>
            <draw:line draw:style-name="gr5" draw:text-style-name="P1" draw:layer="layout" svg:x1="16.363cm" svg:y1="22.832cm" svg:x2="16.64cm" svg:y2="22.832cm">
              <text:p/>
            </draw:line>
            <draw:line draw:style-name="gr5" draw:text-style-name="P1" draw:layer="layout" svg:x1="16.363cm" svg:y1="22.648cm" svg:x2="16.64cm" svg:y2="22.648cm">
              <text:p/>
            </draw:line>
            <draw:line draw:style-name="gr5" draw:text-style-name="P1" draw:layer="layout" svg:x1="16.363cm" svg:y1="22.463cm" svg:x2="16.64cm" svg:y2="22.463cm">
              <text:p/>
            </draw:line>
            <draw:line draw:style-name="gr5" draw:text-style-name="P1" draw:layer="layout" svg:x1="16.363cm" svg:y1="22.278cm" svg:x2="16.64cm" svg:y2="22.278cm">
              <text:p/>
            </draw:line>
            <draw:line draw:style-name="gr5" draw:text-style-name="P1" draw:layer="layout" svg:x1="16.363cm" svg:y1="22.093cm" svg:x2="16.64cm" svg:y2="22.093cm">
              <text:p/>
            </draw:line>
            <draw:line draw:style-name="gr5" draw:text-style-name="P1" draw:layer="layout" svg:x1="16.363cm" svg:y1="21.908cm" svg:x2="16.64cm" svg:y2="21.908cm">
              <text:p/>
            </draw:line>
          </draw:g>
          <draw:g>
            <draw:rect draw:style-name="gr4" draw:text-style-name="P1" draw:layer="layout" svg:width="0.277cm" svg:height="2.219cm" svg:x="16.733cm" svg:y="21.538cm">
              <text:p/>
            </draw:rect>
            <draw:line draw:style-name="gr5" draw:text-style-name="P1" draw:layer="layout" svg:x1="16.733cm" svg:y1="21.723cm" svg:x2="17.01cm" svg:y2="21.723cm">
              <text:p/>
            </draw:line>
            <draw:line draw:style-name="gr5" draw:text-style-name="P1" draw:layer="layout" svg:x1="16.733cm" svg:y1="23.572cm" svg:x2="17.01cm" svg:y2="23.572cm">
              <text:p/>
            </draw:line>
            <draw:line draw:style-name="gr5" draw:text-style-name="P1" draw:layer="layout" svg:x1="16.733cm" svg:y1="23.387cm" svg:x2="17.01cm" svg:y2="23.387cm">
              <text:p/>
            </draw:line>
            <draw:line draw:style-name="gr5" draw:text-style-name="P1" draw:layer="layout" svg:x1="16.733cm" svg:y1="23.202cm" svg:x2="17.01cm" svg:y2="23.202cm">
              <text:p/>
            </draw:line>
            <draw:line draw:style-name="gr5" draw:text-style-name="P1" draw:layer="layout" svg:x1="16.733cm" svg:y1="23.017cm" svg:x2="17.01cm" svg:y2="23.017cm">
              <text:p/>
            </draw:line>
            <draw:line draw:style-name="gr5" draw:text-style-name="P1" draw:layer="layout" svg:x1="16.733cm" svg:y1="22.832cm" svg:x2="17.01cm" svg:y2="22.832cm">
              <text:p/>
            </draw:line>
            <draw:line draw:style-name="gr5" draw:text-style-name="P1" draw:layer="layout" svg:x1="16.733cm" svg:y1="22.648cm" svg:x2="17.01cm" svg:y2="22.648cm">
              <text:p/>
            </draw:line>
            <draw:line draw:style-name="gr5" draw:text-style-name="P1" draw:layer="layout" svg:x1="16.733cm" svg:y1="22.463cm" svg:x2="17.01cm" svg:y2="22.463cm">
              <text:p/>
            </draw:line>
            <draw:line draw:style-name="gr5" draw:text-style-name="P1" draw:layer="layout" svg:x1="16.733cm" svg:y1="22.278cm" svg:x2="17.01cm" svg:y2="22.278cm">
              <text:p/>
            </draw:line>
            <draw:line draw:style-name="gr5" draw:text-style-name="P1" draw:layer="layout" svg:x1="16.733cm" svg:y1="22.093cm" svg:x2="17.01cm" svg:y2="22.093cm">
              <text:p/>
            </draw:line>
            <draw:line draw:style-name="gr5" draw:text-style-name="P1" draw:layer="layout" svg:x1="16.733cm" svg:y1="21.908cm" svg:x2="17.01cm" svg:y2="21.908cm">
              <text:p/>
            </draw:line>
          </draw:g>
        </draw:g>
        <draw:g>
          <draw:ellipse draw:style-name="gr2" draw:text-style-name="P2" draw:layer="layout" svg:width="2.495cm" svg:height="2.587cm" svg:x="19.783cm" svg:y="11.557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8cm 11.92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783cm" svg:y="17.841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8cm 18.21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4.127cm" svg:y="15.254cm">
              <text:p/>
            </draw:rect>
            <draw:line draw:style-name="gr5" draw:text-style-name="P1" draw:layer="layout" svg:x1="24.127cm" svg:y1="15.439cm" svg:x2="24.404cm" svg:y2="15.439cm">
              <text:p/>
            </draw:line>
            <draw:line draw:style-name="gr5" draw:text-style-name="P1" draw:layer="layout" svg:x1="24.127cm" svg:y1="17.288cm" svg:x2="24.404cm" svg:y2="17.288cm">
              <text:p/>
            </draw:line>
            <draw:line draw:style-name="gr5" draw:text-style-name="P1" draw:layer="layout" svg:x1="24.127cm" svg:y1="17.103cm" svg:x2="24.404cm" svg:y2="17.103cm">
              <text:p/>
            </draw:line>
            <draw:line draw:style-name="gr5" draw:text-style-name="P1" draw:layer="layout" svg:x1="24.127cm" svg:y1="16.918cm" svg:x2="24.404cm" svg:y2="16.918cm">
              <text:p/>
            </draw:line>
            <draw:line draw:style-name="gr5" draw:text-style-name="P1" draw:layer="layout" svg:x1="24.127cm" svg:y1="16.733cm" svg:x2="24.404cm" svg:y2="16.733cm">
              <text:p/>
            </draw:line>
            <draw:line draw:style-name="gr5" draw:text-style-name="P1" draw:layer="layout" svg:x1="24.127cm" svg:y1="16.548cm" svg:x2="24.404cm" svg:y2="16.548cm">
              <text:p/>
            </draw:line>
            <draw:line draw:style-name="gr5" draw:text-style-name="P1" draw:layer="layout" svg:x1="24.127cm" svg:y1="16.364cm" svg:x2="24.404cm" svg:y2="16.364cm">
              <text:p/>
            </draw:line>
            <draw:line draw:style-name="gr5" draw:text-style-name="P1" draw:layer="layout" svg:x1="24.127cm" svg:y1="16.179cm" svg:x2="24.404cm" svg:y2="16.179cm">
              <text:p/>
            </draw:line>
            <draw:line draw:style-name="gr5" draw:text-style-name="P1" draw:layer="layout" svg:x1="24.127cm" svg:y1="15.994cm" svg:x2="24.404cm" svg:y2="15.994cm">
              <text:p/>
            </draw:line>
            <draw:line draw:style-name="gr5" draw:text-style-name="P1" draw:layer="layout" svg:x1="24.127cm" svg:y1="15.809cm" svg:x2="24.404cm" svg:y2="15.809cm">
              <text:p/>
            </draw:line>
            <draw:line draw:style-name="gr5" draw:text-style-name="P1" draw:layer="layout" svg:x1="24.127cm" svg:y1="15.624cm" svg:x2="24.404cm" svg:y2="15.624cm">
              <text:p/>
            </draw:line>
          </draw:g>
          <draw:g>
            <draw:rect draw:style-name="gr4" draw:text-style-name="P1" draw:layer="layout" svg:width="0.277cm" svg:height="2.219cm" svg:x="23.018cm" svg:y="15.254cm">
              <text:p/>
            </draw:rect>
            <draw:line draw:style-name="gr5" draw:text-style-name="P1" draw:layer="layout" svg:x1="23.018cm" svg:y1="15.439cm" svg:x2="23.295cm" svg:y2="15.439cm">
              <text:p/>
            </draw:line>
            <draw:line draw:style-name="gr5" draw:text-style-name="P1" draw:layer="layout" svg:x1="23.018cm" svg:y1="17.288cm" svg:x2="23.295cm" svg:y2="17.288cm">
              <text:p/>
            </draw:line>
            <draw:line draw:style-name="gr5" draw:text-style-name="P1" draw:layer="layout" svg:x1="23.018cm" svg:y1="17.103cm" svg:x2="23.295cm" svg:y2="17.103cm">
              <text:p/>
            </draw:line>
            <draw:line draw:style-name="gr5" draw:text-style-name="P1" draw:layer="layout" svg:x1="23.018cm" svg:y1="16.918cm" svg:x2="23.295cm" svg:y2="16.918cm">
              <text:p/>
            </draw:line>
            <draw:line draw:style-name="gr5" draw:text-style-name="P1" draw:layer="layout" svg:x1="23.018cm" svg:y1="16.733cm" svg:x2="23.295cm" svg:y2="16.733cm">
              <text:p/>
            </draw:line>
            <draw:line draw:style-name="gr5" draw:text-style-name="P1" draw:layer="layout" svg:x1="23.018cm" svg:y1="16.548cm" svg:x2="23.295cm" svg:y2="16.548cm">
              <text:p/>
            </draw:line>
            <draw:line draw:style-name="gr5" draw:text-style-name="P1" draw:layer="layout" svg:x1="23.018cm" svg:y1="16.364cm" svg:x2="23.295cm" svg:y2="16.364cm">
              <text:p/>
            </draw:line>
            <draw:line draw:style-name="gr5" draw:text-style-name="P1" draw:layer="layout" svg:x1="23.018cm" svg:y1="16.179cm" svg:x2="23.295cm" svg:y2="16.179cm">
              <text:p/>
            </draw:line>
            <draw:line draw:style-name="gr5" draw:text-style-name="P1" draw:layer="layout" svg:x1="23.018cm" svg:y1="15.994cm" svg:x2="23.295cm" svg:y2="15.994cm">
              <text:p/>
            </draw:line>
            <draw:line draw:style-name="gr5" draw:text-style-name="P1" draw:layer="layout" svg:x1="23.018cm" svg:y1="15.809cm" svg:x2="23.295cm" svg:y2="15.809cm">
              <text:p/>
            </draw:line>
            <draw:line draw:style-name="gr5" draw:text-style-name="P1" draw:layer="layout" svg:x1="23.018cm" svg:y1="15.624cm" svg:x2="23.295cm" svg:y2="15.624cm">
              <text:p/>
            </draw:line>
          </draw:g>
          <draw:g>
            <draw:rect draw:style-name="gr4" draw:text-style-name="P1" draw:layer="layout" svg:width="0.278cm" svg:height="2.219cm" svg:x="23.387cm" svg:y="15.254cm">
              <text:p/>
            </draw:rect>
            <draw:line draw:style-name="gr5" draw:text-style-name="P1" draw:layer="layout" svg:x1="23.387cm" svg:y1="15.439cm" svg:x2="23.664cm" svg:y2="15.439cm">
              <text:p/>
            </draw:line>
            <draw:line draw:style-name="gr5" draw:text-style-name="P1" draw:layer="layout" svg:x1="23.387cm" svg:y1="17.288cm" svg:x2="23.664cm" svg:y2="17.288cm">
              <text:p/>
            </draw:line>
            <draw:line draw:style-name="gr5" draw:text-style-name="P1" draw:layer="layout" svg:x1="23.387cm" svg:y1="17.103cm" svg:x2="23.664cm" svg:y2="17.103cm">
              <text:p/>
            </draw:line>
            <draw:line draw:style-name="gr5" draw:text-style-name="P1" draw:layer="layout" svg:x1="23.387cm" svg:y1="16.918cm" svg:x2="23.664cm" svg:y2="16.918cm">
              <text:p/>
            </draw:line>
            <draw:line draw:style-name="gr5" draw:text-style-name="P1" draw:layer="layout" svg:x1="23.387cm" svg:y1="16.733cm" svg:x2="23.664cm" svg:y2="16.733cm">
              <text:p/>
            </draw:line>
            <draw:line draw:style-name="gr5" draw:text-style-name="P1" draw:layer="layout" svg:x1="23.387cm" svg:y1="16.548cm" svg:x2="23.664cm" svg:y2="16.548cm">
              <text:p/>
            </draw:line>
            <draw:line draw:style-name="gr5" draw:text-style-name="P1" draw:layer="layout" svg:x1="23.387cm" svg:y1="16.364cm" svg:x2="23.664cm" svg:y2="16.364cm">
              <text:p/>
            </draw:line>
            <draw:line draw:style-name="gr5" draw:text-style-name="P1" draw:layer="layout" svg:x1="23.387cm" svg:y1="16.179cm" svg:x2="23.664cm" svg:y2="16.179cm">
              <text:p/>
            </draw:line>
            <draw:line draw:style-name="gr5" draw:text-style-name="P1" draw:layer="layout" svg:x1="23.387cm" svg:y1="15.994cm" svg:x2="23.664cm" svg:y2="15.994cm">
              <text:p/>
            </draw:line>
            <draw:line draw:style-name="gr5" draw:text-style-name="P1" draw:layer="layout" svg:x1="23.387cm" svg:y1="15.809cm" svg:x2="23.664cm" svg:y2="15.809cm">
              <text:p/>
            </draw:line>
            <draw:line draw:style-name="gr5" draw:text-style-name="P1" draw:layer="layout" svg:x1="23.387cm" svg:y1="15.624cm" svg:x2="23.664cm" svg:y2="15.624cm">
              <text:p/>
            </draw:line>
          </draw:g>
          <draw:g>
            <draw:rect draw:style-name="gr4" draw:text-style-name="P1" draw:layer="layout" svg:width="0.277cm" svg:height="2.219cm" svg:x="23.757cm" svg:y="15.254cm">
              <text:p/>
            </draw:rect>
            <draw:line draw:style-name="gr5" draw:text-style-name="P1" draw:layer="layout" svg:x1="23.757cm" svg:y1="15.439cm" svg:x2="24.034cm" svg:y2="15.439cm">
              <text:p/>
            </draw:line>
            <draw:line draw:style-name="gr5" draw:text-style-name="P1" draw:layer="layout" svg:x1="23.757cm" svg:y1="17.288cm" svg:x2="24.034cm" svg:y2="17.288cm">
              <text:p/>
            </draw:line>
            <draw:line draw:style-name="gr5" draw:text-style-name="P1" draw:layer="layout" svg:x1="23.757cm" svg:y1="17.103cm" svg:x2="24.034cm" svg:y2="17.103cm">
              <text:p/>
            </draw:line>
            <draw:line draw:style-name="gr5" draw:text-style-name="P1" draw:layer="layout" svg:x1="23.757cm" svg:y1="16.918cm" svg:x2="24.034cm" svg:y2="16.918cm">
              <text:p/>
            </draw:line>
            <draw:line draw:style-name="gr5" draw:text-style-name="P1" draw:layer="layout" svg:x1="23.757cm" svg:y1="16.733cm" svg:x2="24.034cm" svg:y2="16.733cm">
              <text:p/>
            </draw:line>
            <draw:line draw:style-name="gr5" draw:text-style-name="P1" draw:layer="layout" svg:x1="23.757cm" svg:y1="16.548cm" svg:x2="24.034cm" svg:y2="16.548cm">
              <text:p/>
            </draw:line>
            <draw:line draw:style-name="gr5" draw:text-style-name="P1" draw:layer="layout" svg:x1="23.757cm" svg:y1="16.364cm" svg:x2="24.034cm" svg:y2="16.364cm">
              <text:p/>
            </draw:line>
            <draw:line draw:style-name="gr5" draw:text-style-name="P1" draw:layer="layout" svg:x1="23.757cm" svg:y1="16.179cm" svg:x2="24.034cm" svg:y2="16.179cm">
              <text:p/>
            </draw:line>
            <draw:line draw:style-name="gr5" draw:text-style-name="P1" draw:layer="layout" svg:x1="23.757cm" svg:y1="15.994cm" svg:x2="24.034cm" svg:y2="15.994cm">
              <text:p/>
            </draw:line>
            <draw:line draw:style-name="gr5" draw:text-style-name="P1" draw:layer="layout" svg:x1="23.757cm" svg:y1="15.809cm" svg:x2="24.034cm" svg:y2="15.809cm">
              <text:p/>
            </draw:line>
            <draw:line draw:style-name="gr5" draw:text-style-name="P1" draw:layer="layout" svg:x1="23.757cm" svg:y1="15.624cm" svg:x2="24.034cm" svg:y2="15.624cm">
              <text:p/>
            </draw:line>
          </draw:g>
        </draw:g>
        <draw:g>
          <draw:g>
            <draw:rect draw:style-name="gr4" draw:text-style-name="P1" draw:layer="layout" svg:width="0.277cm" svg:height="2.218cm" svg:x="12.851cm" svg:y="21.631cm">
              <text:p/>
            </draw:rect>
            <draw:line draw:style-name="gr5" draw:text-style-name="P1" draw:layer="layout" svg:x1="12.851cm" svg:y1="21.816cm" svg:x2="13.128cm" svg:y2="21.816cm">
              <text:p/>
            </draw:line>
            <draw:line draw:style-name="gr5" draw:text-style-name="P1" draw:layer="layout" svg:x1="12.851cm" svg:y1="23.664cm" svg:x2="13.128cm" svg:y2="23.664cm">
              <text:p/>
            </draw:line>
            <draw:line draw:style-name="gr5" draw:text-style-name="P1" draw:layer="layout" svg:x1="12.851cm" svg:y1="23.479cm" svg:x2="13.128cm" svg:y2="23.479cm">
              <text:p/>
            </draw:line>
            <draw:line draw:style-name="gr5" draw:text-style-name="P1" draw:layer="layout" svg:x1="12.851cm" svg:y1="23.294cm" svg:x2="13.128cm" svg:y2="23.294cm">
              <text:p/>
            </draw:line>
            <draw:line draw:style-name="gr5" draw:text-style-name="P1" draw:layer="layout" svg:x1="12.851cm" svg:y1="23.11cm" svg:x2="13.128cm" svg:y2="23.11cm">
              <text:p/>
            </draw:line>
            <draw:line draw:style-name="gr5" draw:text-style-name="P1" draw:layer="layout" svg:x1="12.851cm" svg:y1="22.925cm" svg:x2="13.128cm" svg:y2="22.925cm">
              <text:p/>
            </draw:line>
            <draw:line draw:style-name="gr5" draw:text-style-name="P1" draw:layer="layout" svg:x1="12.851cm" svg:y1="22.74cm" svg:x2="13.128cm" svg:y2="22.74cm">
              <text:p/>
            </draw:line>
            <draw:line draw:style-name="gr5" draw:text-style-name="P1" draw:layer="layout" svg:x1="12.851cm" svg:y1="22.555cm" svg:x2="13.128cm" svg:y2="22.555cm">
              <text:p/>
            </draw:line>
            <draw:line draw:style-name="gr5" draw:text-style-name="P1" draw:layer="layout" svg:x1="12.851cm" svg:y1="22.37cm" svg:x2="13.128cm" svg:y2="22.37cm">
              <text:p/>
            </draw:line>
            <draw:line draw:style-name="gr5" draw:text-style-name="P1" draw:layer="layout" svg:x1="12.851cm" svg:y1="22.185cm" svg:x2="13.128cm" svg:y2="22.185cm">
              <text:p/>
            </draw:line>
            <draw:line draw:style-name="gr5" draw:text-style-name="P1" draw:layer="layout" svg:x1="12.851cm" svg:y1="22.001cm" svg:x2="13.128cm" svg:y2="22.001cm">
              <text:p/>
            </draw:line>
          </draw:g>
          <draw:g>
            <draw:rect draw:style-name="gr4" draw:text-style-name="P1" draw:layer="layout" svg:width="0.277cm" svg:height="2.218cm" svg:x="11.742cm" svg:y="21.631cm">
              <text:p/>
            </draw:rect>
            <draw:line draw:style-name="gr5" draw:text-style-name="P1" draw:layer="layout" svg:x1="11.742cm" svg:y1="21.816cm" svg:x2="12.019cm" svg:y2="21.816cm">
              <text:p/>
            </draw:line>
            <draw:line draw:style-name="gr5" draw:text-style-name="P1" draw:layer="layout" svg:x1="11.742cm" svg:y1="23.664cm" svg:x2="12.019cm" svg:y2="23.664cm">
              <text:p/>
            </draw:line>
            <draw:line draw:style-name="gr5" draw:text-style-name="P1" draw:layer="layout" svg:x1="11.742cm" svg:y1="23.479cm" svg:x2="12.019cm" svg:y2="23.479cm">
              <text:p/>
            </draw:line>
            <draw:line draw:style-name="gr5" draw:text-style-name="P1" draw:layer="layout" svg:x1="11.742cm" svg:y1="23.294cm" svg:x2="12.019cm" svg:y2="23.294cm">
              <text:p/>
            </draw:line>
            <draw:line draw:style-name="gr5" draw:text-style-name="P1" draw:layer="layout" svg:x1="11.742cm" svg:y1="23.11cm" svg:x2="12.019cm" svg:y2="23.11cm">
              <text:p/>
            </draw:line>
            <draw:line draw:style-name="gr5" draw:text-style-name="P1" draw:layer="layout" svg:x1="11.742cm" svg:y1="22.925cm" svg:x2="12.019cm" svg:y2="22.925cm">
              <text:p/>
            </draw:line>
            <draw:line draw:style-name="gr5" draw:text-style-name="P1" draw:layer="layout" svg:x1="11.742cm" svg:y1="22.74cm" svg:x2="12.019cm" svg:y2="22.74cm">
              <text:p/>
            </draw:line>
            <draw:line draw:style-name="gr5" draw:text-style-name="P1" draw:layer="layout" svg:x1="11.742cm" svg:y1="22.555cm" svg:x2="12.019cm" svg:y2="22.555cm">
              <text:p/>
            </draw:line>
            <draw:line draw:style-name="gr5" draw:text-style-name="P1" draw:layer="layout" svg:x1="11.742cm" svg:y1="22.37cm" svg:x2="12.019cm" svg:y2="22.37cm">
              <text:p/>
            </draw:line>
            <draw:line draw:style-name="gr5" draw:text-style-name="P1" draw:layer="layout" svg:x1="11.742cm" svg:y1="22.185cm" svg:x2="12.019cm" svg:y2="22.185cm">
              <text:p/>
            </draw:line>
            <draw:line draw:style-name="gr5" draw:text-style-name="P1" draw:layer="layout" svg:x1="11.742cm" svg:y1="22.001cm" svg:x2="12.019cm" svg:y2="22.001cm">
              <text:p/>
            </draw:line>
          </draw:g>
          <draw:g>
            <draw:rect draw:style-name="gr4" draw:text-style-name="P1" draw:layer="layout" svg:width="0.277cm" svg:height="2.218cm" svg:x="12.112cm" svg:y="21.631cm">
              <text:p/>
            </draw:rect>
            <draw:line draw:style-name="gr5" draw:text-style-name="P1" draw:layer="layout" svg:x1="12.112cm" svg:y1="21.816cm" svg:x2="12.389cm" svg:y2="21.816cm">
              <text:p/>
            </draw:line>
            <draw:line draw:style-name="gr5" draw:text-style-name="P1" draw:layer="layout" svg:x1="12.112cm" svg:y1="23.664cm" svg:x2="12.389cm" svg:y2="23.664cm">
              <text:p/>
            </draw:line>
            <draw:line draw:style-name="gr5" draw:text-style-name="P1" draw:layer="layout" svg:x1="12.112cm" svg:y1="23.479cm" svg:x2="12.389cm" svg:y2="23.479cm">
              <text:p/>
            </draw:line>
            <draw:line draw:style-name="gr5" draw:text-style-name="P1" draw:layer="layout" svg:x1="12.112cm" svg:y1="23.294cm" svg:x2="12.389cm" svg:y2="23.294cm">
              <text:p/>
            </draw:line>
            <draw:line draw:style-name="gr5" draw:text-style-name="P1" draw:layer="layout" svg:x1="12.112cm" svg:y1="23.11cm" svg:x2="12.389cm" svg:y2="23.11cm">
              <text:p/>
            </draw:line>
            <draw:line draw:style-name="gr5" draw:text-style-name="P1" draw:layer="layout" svg:x1="12.112cm" svg:y1="22.925cm" svg:x2="12.389cm" svg:y2="22.925cm">
              <text:p/>
            </draw:line>
            <draw:line draw:style-name="gr5" draw:text-style-name="P1" draw:layer="layout" svg:x1="12.112cm" svg:y1="22.74cm" svg:x2="12.389cm" svg:y2="22.74cm">
              <text:p/>
            </draw:line>
            <draw:line draw:style-name="gr5" draw:text-style-name="P1" draw:layer="layout" svg:x1="12.112cm" svg:y1="22.555cm" svg:x2="12.389cm" svg:y2="22.555cm">
              <text:p/>
            </draw:line>
            <draw:line draw:style-name="gr5" draw:text-style-name="P1" draw:layer="layout" svg:x1="12.112cm" svg:y1="22.37cm" svg:x2="12.389cm" svg:y2="22.37cm">
              <text:p/>
            </draw:line>
            <draw:line draw:style-name="gr5" draw:text-style-name="P1" draw:layer="layout" svg:x1="12.112cm" svg:y1="22.185cm" svg:x2="12.389cm" svg:y2="22.185cm">
              <text:p/>
            </draw:line>
            <draw:line draw:style-name="gr5" draw:text-style-name="P1" draw:layer="layout" svg:x1="12.112cm" svg:y1="22.001cm" svg:x2="12.389cm" svg:y2="22.001cm">
              <text:p/>
            </draw:line>
          </draw:g>
          <draw:g>
            <draw:rect draw:style-name="gr4" draw:text-style-name="P1" draw:layer="layout" svg:width="0.278cm" svg:height="2.218cm" svg:x="12.481cm" svg:y="21.631cm">
              <text:p/>
            </draw:rect>
            <draw:line draw:style-name="gr5" draw:text-style-name="P1" draw:layer="layout" svg:x1="12.481cm" svg:y1="21.816cm" svg:x2="12.758cm" svg:y2="21.816cm">
              <text:p/>
            </draw:line>
            <draw:line draw:style-name="gr5" draw:text-style-name="P1" draw:layer="layout" svg:x1="12.481cm" svg:y1="23.664cm" svg:x2="12.758cm" svg:y2="23.664cm">
              <text:p/>
            </draw:line>
            <draw:line draw:style-name="gr5" draw:text-style-name="P1" draw:layer="layout" svg:x1="12.481cm" svg:y1="23.479cm" svg:x2="12.758cm" svg:y2="23.479cm">
              <text:p/>
            </draw:line>
            <draw:line draw:style-name="gr5" draw:text-style-name="P1" draw:layer="layout" svg:x1="12.481cm" svg:y1="23.294cm" svg:x2="12.758cm" svg:y2="23.294cm">
              <text:p/>
            </draw:line>
            <draw:line draw:style-name="gr5" draw:text-style-name="P1" draw:layer="layout" svg:x1="12.481cm" svg:y1="23.11cm" svg:x2="12.758cm" svg:y2="23.11cm">
              <text:p/>
            </draw:line>
            <draw:line draw:style-name="gr5" draw:text-style-name="P1" draw:layer="layout" svg:x1="12.481cm" svg:y1="22.925cm" svg:x2="12.758cm" svg:y2="22.925cm">
              <text:p/>
            </draw:line>
            <draw:line draw:style-name="gr5" draw:text-style-name="P1" draw:layer="layout" svg:x1="12.481cm" svg:y1="22.74cm" svg:x2="12.758cm" svg:y2="22.74cm">
              <text:p/>
            </draw:line>
            <draw:line draw:style-name="gr5" draw:text-style-name="P1" draw:layer="layout" svg:x1="12.481cm" svg:y1="22.555cm" svg:x2="12.758cm" svg:y2="22.555cm">
              <text:p/>
            </draw:line>
            <draw:line draw:style-name="gr5" draw:text-style-name="P1" draw:layer="layout" svg:x1="12.481cm" svg:y1="22.37cm" svg:x2="12.758cm" svg:y2="22.37cm">
              <text:p/>
            </draw:line>
            <draw:line draw:style-name="gr5" draw:text-style-name="P1" draw:layer="layout" svg:x1="12.481cm" svg:y1="22.185cm" svg:x2="12.758cm" svg:y2="22.185cm">
              <text:p/>
            </draw:line>
            <draw:line draw:style-name="gr5" draw:text-style-name="P1" draw:layer="layout" svg:x1="12.481cm" svg:y1="22.001cm" svg:x2="12.758cm" svg:y2="22.001cm">
              <text:p/>
            </draw:line>
          </draw:g>
        </draw:g>
        <draw:frame draw:style-name="gr6" draw:text-style-name="P3" draw:layer="layout" svg:width="3.901cm" svg:height="0.725cm" draw:transform="rotate (1.5707963267946) translate (15.254cm 24.588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1.095cm 24.436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642cm 24.404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816cm 17.473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1.077cm" svg:y1="26.992cm" svg:x2="21.077cm" svg:y2="27.824cm">
          <text:p/>
        </draw:line>
        <draw:g>
          <draw:g>
            <draw:rect draw:style-name="gr4" draw:text-style-name="P1" draw:layer="layout" svg:width="0.277cm" svg:height="2.218cm" svg:x="29.118cm" svg:y="21.584cm">
              <text:p/>
            </draw:rect>
            <draw:line draw:style-name="gr5" draw:text-style-name="P1" draw:layer="layout" svg:x1="29.118cm" svg:y1="21.769cm" svg:x2="29.395cm" svg:y2="21.769cm">
              <text:p/>
            </draw:line>
            <draw:line draw:style-name="gr5" draw:text-style-name="P1" draw:layer="layout" svg:x1="29.118cm" svg:y1="23.617cm" svg:x2="29.395cm" svg:y2="23.617cm">
              <text:p/>
            </draw:line>
            <draw:line draw:style-name="gr5" draw:text-style-name="P1" draw:layer="layout" svg:x1="29.118cm" svg:y1="23.432cm" svg:x2="29.395cm" svg:y2="23.432cm">
              <text:p/>
            </draw:line>
            <draw:line draw:style-name="gr5" draw:text-style-name="P1" draw:layer="layout" svg:x1="29.118cm" svg:y1="23.247cm" svg:x2="29.395cm" svg:y2="23.247cm">
              <text:p/>
            </draw:line>
            <draw:line draw:style-name="gr5" draw:text-style-name="P1" draw:layer="layout" svg:x1="29.118cm" svg:y1="23.062cm" svg:x2="29.395cm" svg:y2="23.062cm">
              <text:p/>
            </draw:line>
            <draw:line draw:style-name="gr5" draw:text-style-name="P1" draw:layer="layout" svg:x1="29.118cm" svg:y1="22.878cm" svg:x2="29.395cm" svg:y2="22.878cm">
              <text:p/>
            </draw:line>
            <draw:line draw:style-name="gr5" draw:text-style-name="P1" draw:layer="layout" svg:x1="29.118cm" svg:y1="22.693cm" svg:x2="29.395cm" svg:y2="22.693cm">
              <text:p/>
            </draw:line>
            <draw:line draw:style-name="gr5" draw:text-style-name="P1" draw:layer="layout" svg:x1="29.118cm" svg:y1="22.508cm" svg:x2="29.395cm" svg:y2="22.508cm">
              <text:p/>
            </draw:line>
            <draw:line draw:style-name="gr5" draw:text-style-name="P1" draw:layer="layout" svg:x1="29.118cm" svg:y1="22.323cm" svg:x2="29.395cm" svg:y2="22.323cm">
              <text:p/>
            </draw:line>
            <draw:line draw:style-name="gr5" draw:text-style-name="P1" draw:layer="layout" svg:x1="29.118cm" svg:y1="22.138cm" svg:x2="29.395cm" svg:y2="22.138cm">
              <text:p/>
            </draw:line>
            <draw:line draw:style-name="gr5" draw:text-style-name="P1" draw:layer="layout" svg:x1="29.118cm" svg:y1="21.953cm" svg:x2="29.395cm" svg:y2="21.953cm">
              <text:p/>
            </draw:line>
          </draw:g>
          <draw:g>
            <draw:rect draw:style-name="gr4" draw:text-style-name="P1" draw:layer="layout" svg:width="0.277cm" svg:height="2.218cm" svg:x="28.009cm" svg:y="21.584cm">
              <text:p/>
            </draw:rect>
            <draw:line draw:style-name="gr5" draw:text-style-name="P1" draw:layer="layout" svg:x1="28.009cm" svg:y1="21.769cm" svg:x2="28.286cm" svg:y2="21.769cm">
              <text:p/>
            </draw:line>
            <draw:line draw:style-name="gr5" draw:text-style-name="P1" draw:layer="layout" svg:x1="28.009cm" svg:y1="23.617cm" svg:x2="28.286cm" svg:y2="23.617cm">
              <text:p/>
            </draw:line>
            <draw:line draw:style-name="gr5" draw:text-style-name="P1" draw:layer="layout" svg:x1="28.009cm" svg:y1="23.432cm" svg:x2="28.286cm" svg:y2="23.432cm">
              <text:p/>
            </draw:line>
            <draw:line draw:style-name="gr5" draw:text-style-name="P1" draw:layer="layout" svg:x1="28.009cm" svg:y1="23.247cm" svg:x2="28.286cm" svg:y2="23.247cm">
              <text:p/>
            </draw:line>
            <draw:line draw:style-name="gr5" draw:text-style-name="P1" draw:layer="layout" svg:x1="28.009cm" svg:y1="23.062cm" svg:x2="28.286cm" svg:y2="23.062cm">
              <text:p/>
            </draw:line>
            <draw:line draw:style-name="gr5" draw:text-style-name="P1" draw:layer="layout" svg:x1="28.009cm" svg:y1="22.878cm" svg:x2="28.286cm" svg:y2="22.878cm">
              <text:p/>
            </draw:line>
            <draw:line draw:style-name="gr5" draw:text-style-name="P1" draw:layer="layout" svg:x1="28.009cm" svg:y1="22.693cm" svg:x2="28.286cm" svg:y2="22.693cm">
              <text:p/>
            </draw:line>
            <draw:line draw:style-name="gr5" draw:text-style-name="P1" draw:layer="layout" svg:x1="28.009cm" svg:y1="22.508cm" svg:x2="28.286cm" svg:y2="22.508cm">
              <text:p/>
            </draw:line>
            <draw:line draw:style-name="gr5" draw:text-style-name="P1" draw:layer="layout" svg:x1="28.009cm" svg:y1="22.323cm" svg:x2="28.286cm" svg:y2="22.323cm">
              <text:p/>
            </draw:line>
            <draw:line draw:style-name="gr5" draw:text-style-name="P1" draw:layer="layout" svg:x1="28.009cm" svg:y1="22.138cm" svg:x2="28.286cm" svg:y2="22.138cm">
              <text:p/>
            </draw:line>
            <draw:line draw:style-name="gr5" draw:text-style-name="P1" draw:layer="layout" svg:x1="28.009cm" svg:y1="21.953cm" svg:x2="28.286cm" svg:y2="21.953cm">
              <text:p/>
            </draw:line>
          </draw:g>
          <draw:g>
            <draw:rect draw:style-name="gr4" draw:text-style-name="P1" draw:layer="layout" svg:width="0.278cm" svg:height="2.218cm" svg:x="28.378cm" svg:y="21.584cm">
              <text:p/>
            </draw:rect>
            <draw:line draw:style-name="gr5" draw:text-style-name="P1" draw:layer="layout" svg:x1="28.378cm" svg:y1="21.769cm" svg:x2="28.655cm" svg:y2="21.769cm">
              <text:p/>
            </draw:line>
            <draw:line draw:style-name="gr5" draw:text-style-name="P1" draw:layer="layout" svg:x1="28.378cm" svg:y1="23.617cm" svg:x2="28.655cm" svg:y2="23.617cm">
              <text:p/>
            </draw:line>
            <draw:line draw:style-name="gr5" draw:text-style-name="P1" draw:layer="layout" svg:x1="28.378cm" svg:y1="23.432cm" svg:x2="28.655cm" svg:y2="23.432cm">
              <text:p/>
            </draw:line>
            <draw:line draw:style-name="gr5" draw:text-style-name="P1" draw:layer="layout" svg:x1="28.378cm" svg:y1="23.247cm" svg:x2="28.655cm" svg:y2="23.247cm">
              <text:p/>
            </draw:line>
            <draw:line draw:style-name="gr5" draw:text-style-name="P1" draw:layer="layout" svg:x1="28.378cm" svg:y1="23.062cm" svg:x2="28.655cm" svg:y2="23.062cm">
              <text:p/>
            </draw:line>
            <draw:line draw:style-name="gr5" draw:text-style-name="P1" draw:layer="layout" svg:x1="28.378cm" svg:y1="22.878cm" svg:x2="28.655cm" svg:y2="22.878cm">
              <text:p/>
            </draw:line>
            <draw:line draw:style-name="gr5" draw:text-style-name="P1" draw:layer="layout" svg:x1="28.378cm" svg:y1="22.693cm" svg:x2="28.655cm" svg:y2="22.693cm">
              <text:p/>
            </draw:line>
            <draw:line draw:style-name="gr5" draw:text-style-name="P1" draw:layer="layout" svg:x1="28.378cm" svg:y1="22.508cm" svg:x2="28.655cm" svg:y2="22.508cm">
              <text:p/>
            </draw:line>
            <draw:line draw:style-name="gr5" draw:text-style-name="P1" draw:layer="layout" svg:x1="28.378cm" svg:y1="22.323cm" svg:x2="28.655cm" svg:y2="22.323cm">
              <text:p/>
            </draw:line>
            <draw:line draw:style-name="gr5" draw:text-style-name="P1" draw:layer="layout" svg:x1="28.378cm" svg:y1="22.138cm" svg:x2="28.655cm" svg:y2="22.138cm">
              <text:p/>
            </draw:line>
            <draw:line draw:style-name="gr5" draw:text-style-name="P1" draw:layer="layout" svg:x1="28.378cm" svg:y1="21.953cm" svg:x2="28.655cm" svg:y2="21.953cm">
              <text:p/>
            </draw:line>
          </draw:g>
          <draw:g>
            <draw:rect draw:style-name="gr4" draw:text-style-name="P1" draw:layer="layout" svg:width="0.277cm" svg:height="2.218cm" svg:x="28.748cm" svg:y="21.584cm">
              <text:p/>
            </draw:rect>
            <draw:line draw:style-name="gr5" draw:text-style-name="P1" draw:layer="layout" svg:x1="28.748cm" svg:y1="21.769cm" svg:x2="29.025cm" svg:y2="21.769cm">
              <text:p/>
            </draw:line>
            <draw:line draw:style-name="gr5" draw:text-style-name="P1" draw:layer="layout" svg:x1="28.748cm" svg:y1="23.617cm" svg:x2="29.025cm" svg:y2="23.617cm">
              <text:p/>
            </draw:line>
            <draw:line draw:style-name="gr5" draw:text-style-name="P1" draw:layer="layout" svg:x1="28.748cm" svg:y1="23.432cm" svg:x2="29.025cm" svg:y2="23.432cm">
              <text:p/>
            </draw:line>
            <draw:line draw:style-name="gr5" draw:text-style-name="P1" draw:layer="layout" svg:x1="28.748cm" svg:y1="23.247cm" svg:x2="29.025cm" svg:y2="23.247cm">
              <text:p/>
            </draw:line>
            <draw:line draw:style-name="gr5" draw:text-style-name="P1" draw:layer="layout" svg:x1="28.748cm" svg:y1="23.062cm" svg:x2="29.025cm" svg:y2="23.062cm">
              <text:p/>
            </draw:line>
            <draw:line draw:style-name="gr5" draw:text-style-name="P1" draw:layer="layout" svg:x1="28.748cm" svg:y1="22.878cm" svg:x2="29.025cm" svg:y2="22.878cm">
              <text:p/>
            </draw:line>
            <draw:line draw:style-name="gr5" draw:text-style-name="P1" draw:layer="layout" svg:x1="28.748cm" svg:y1="22.693cm" svg:x2="29.025cm" svg:y2="22.693cm">
              <text:p/>
            </draw:line>
            <draw:line draw:style-name="gr5" draw:text-style-name="P1" draw:layer="layout" svg:x1="28.748cm" svg:y1="22.508cm" svg:x2="29.025cm" svg:y2="22.508cm">
              <text:p/>
            </draw:line>
            <draw:line draw:style-name="gr5" draw:text-style-name="P1" draw:layer="layout" svg:x1="28.748cm" svg:y1="22.323cm" svg:x2="29.025cm" svg:y2="22.323cm">
              <text:p/>
            </draw:line>
            <draw:line draw:style-name="gr5" draw:text-style-name="P1" draw:layer="layout" svg:x1="28.748cm" svg:y1="22.138cm" svg:x2="29.025cm" svg:y2="22.138cm">
              <text:p/>
            </draw:line>
            <draw:line draw:style-name="gr5" draw:text-style-name="P1" draw:layer="layout" svg:x1="28.748cm" svg:y1="21.953cm" svg:x2="29.025cm" svg:y2="21.953cm">
              <text:p/>
            </draw:line>
          </draw:g>
        </draw:g>
        <draw:frame draw:style-name="gr11" draw:text-style-name="P3" draw:layer="layout" svg:width="3.601cm" svg:height="0.725cm" draw:transform="rotate (1.5707963267946) translate (27.269cm 24.589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227cm" svg:y="15.347cm">
              <text:p/>
            </draw:rect>
            <draw:line draw:style-name="gr5" draw:text-style-name="P1" draw:layer="layout" svg:x1="19.227cm" svg:y1="15.532cm" svg:x2="19.504cm" svg:y2="15.532cm">
              <text:p/>
            </draw:line>
            <draw:line draw:style-name="gr5" draw:text-style-name="P1" draw:layer="layout" svg:x1="19.227cm" svg:y1="17.38cm" svg:x2="19.504cm" svg:y2="17.38cm">
              <text:p/>
            </draw:line>
            <draw:line draw:style-name="gr5" draw:text-style-name="P1" draw:layer="layout" svg:x1="19.227cm" svg:y1="17.195cm" svg:x2="19.504cm" svg:y2="17.195cm">
              <text:p/>
            </draw:line>
            <draw:line draw:style-name="gr5" draw:text-style-name="P1" draw:layer="layout" svg:x1="19.227cm" svg:y1="17.011cm" svg:x2="19.504cm" svg:y2="17.011cm">
              <text:p/>
            </draw:line>
            <draw:line draw:style-name="gr5" draw:text-style-name="P1" draw:layer="layout" svg:x1="19.227cm" svg:y1="16.826cm" svg:x2="19.504cm" svg:y2="16.826cm">
              <text:p/>
            </draw:line>
            <draw:line draw:style-name="gr5" draw:text-style-name="P1" draw:layer="layout" svg:x1="19.227cm" svg:y1="16.641cm" svg:x2="19.504cm" svg:y2="16.641cm">
              <text:p/>
            </draw:line>
            <draw:line draw:style-name="gr5" draw:text-style-name="P1" draw:layer="layout" svg:x1="19.227cm" svg:y1="16.456cm" svg:x2="19.504cm" svg:y2="16.456cm">
              <text:p/>
            </draw:line>
            <draw:line draw:style-name="gr5" draw:text-style-name="P1" draw:layer="layout" svg:x1="19.227cm" svg:y1="16.271cm" svg:x2="19.504cm" svg:y2="16.271cm">
              <text:p/>
            </draw:line>
            <draw:line draw:style-name="gr5" draw:text-style-name="P1" draw:layer="layout" svg:x1="19.227cm" svg:y1="16.086cm" svg:x2="19.504cm" svg:y2="16.086cm">
              <text:p/>
            </draw:line>
            <draw:line draw:style-name="gr5" draw:text-style-name="P1" draw:layer="layout" svg:x1="19.227cm" svg:y1="15.901cm" svg:x2="19.504cm" svg:y2="15.901cm">
              <text:p/>
            </draw:line>
            <draw:line draw:style-name="gr5" draw:text-style-name="P1" draw:layer="layout" svg:x1="19.227cm" svg:y1="15.717cm" svg:x2="19.504cm" svg:y2="15.717cm">
              <text:p/>
            </draw:line>
          </draw:g>
          <draw:g>
            <draw:rect draw:style-name="gr4" draw:text-style-name="P1" draw:layer="layout" svg:width="0.278cm" svg:height="2.218cm" svg:x="18.118cm" svg:y="15.347cm">
              <text:p/>
            </draw:rect>
            <draw:line draw:style-name="gr5" draw:text-style-name="P1" draw:layer="layout" svg:x1="18.118cm" svg:y1="15.532cm" svg:x2="18.395cm" svg:y2="15.532cm">
              <text:p/>
            </draw:line>
            <draw:line draw:style-name="gr5" draw:text-style-name="P1" draw:layer="layout" svg:x1="18.118cm" svg:y1="17.38cm" svg:x2="18.395cm" svg:y2="17.38cm">
              <text:p/>
            </draw:line>
            <draw:line draw:style-name="gr5" draw:text-style-name="P1" draw:layer="layout" svg:x1="18.118cm" svg:y1="17.195cm" svg:x2="18.395cm" svg:y2="17.195cm">
              <text:p/>
            </draw:line>
            <draw:line draw:style-name="gr5" draw:text-style-name="P1" draw:layer="layout" svg:x1="18.118cm" svg:y1="17.011cm" svg:x2="18.395cm" svg:y2="17.011cm">
              <text:p/>
            </draw:line>
            <draw:line draw:style-name="gr5" draw:text-style-name="P1" draw:layer="layout" svg:x1="18.118cm" svg:y1="16.826cm" svg:x2="18.395cm" svg:y2="16.826cm">
              <text:p/>
            </draw:line>
            <draw:line draw:style-name="gr5" draw:text-style-name="P1" draw:layer="layout" svg:x1="18.118cm" svg:y1="16.641cm" svg:x2="18.395cm" svg:y2="16.641cm">
              <text:p/>
            </draw:line>
            <draw:line draw:style-name="gr5" draw:text-style-name="P1" draw:layer="layout" svg:x1="18.118cm" svg:y1="16.456cm" svg:x2="18.395cm" svg:y2="16.456cm">
              <text:p/>
            </draw:line>
            <draw:line draw:style-name="gr5" draw:text-style-name="P1" draw:layer="layout" svg:x1="18.118cm" svg:y1="16.271cm" svg:x2="18.395cm" svg:y2="16.271cm">
              <text:p/>
            </draw:line>
            <draw:line draw:style-name="gr5" draw:text-style-name="P1" draw:layer="layout" svg:x1="18.118cm" svg:y1="16.086cm" svg:x2="18.395cm" svg:y2="16.086cm">
              <text:p/>
            </draw:line>
            <draw:line draw:style-name="gr5" draw:text-style-name="P1" draw:layer="layout" svg:x1="18.118cm" svg:y1="15.901cm" svg:x2="18.395cm" svg:y2="15.901cm">
              <text:p/>
            </draw:line>
            <draw:line draw:style-name="gr5" draw:text-style-name="P1" draw:layer="layout" svg:x1="18.118cm" svg:y1="15.717cm" svg:x2="18.395cm" svg:y2="15.717cm">
              <text:p/>
            </draw:line>
          </draw:g>
          <draw:g>
            <draw:rect draw:style-name="gr4" draw:text-style-name="P1" draw:layer="layout" svg:width="0.277cm" svg:height="2.218cm" svg:x="18.488cm" svg:y="15.347cm">
              <text:p/>
            </draw:rect>
            <draw:line draw:style-name="gr5" draw:text-style-name="P1" draw:layer="layout" svg:x1="18.488cm" svg:y1="15.532cm" svg:x2="18.765cm" svg:y2="15.532cm">
              <text:p/>
            </draw:line>
            <draw:line draw:style-name="gr5" draw:text-style-name="P1" draw:layer="layout" svg:x1="18.488cm" svg:y1="17.38cm" svg:x2="18.765cm" svg:y2="17.38cm">
              <text:p/>
            </draw:line>
            <draw:line draw:style-name="gr5" draw:text-style-name="P1" draw:layer="layout" svg:x1="18.488cm" svg:y1="17.195cm" svg:x2="18.765cm" svg:y2="17.195cm">
              <text:p/>
            </draw:line>
            <draw:line draw:style-name="gr5" draw:text-style-name="P1" draw:layer="layout" svg:x1="18.488cm" svg:y1="17.011cm" svg:x2="18.765cm" svg:y2="17.011cm">
              <text:p/>
            </draw:line>
            <draw:line draw:style-name="gr5" draw:text-style-name="P1" draw:layer="layout" svg:x1="18.488cm" svg:y1="16.826cm" svg:x2="18.765cm" svg:y2="16.826cm">
              <text:p/>
            </draw:line>
            <draw:line draw:style-name="gr5" draw:text-style-name="P1" draw:layer="layout" svg:x1="18.488cm" svg:y1="16.641cm" svg:x2="18.765cm" svg:y2="16.641cm">
              <text:p/>
            </draw:line>
            <draw:line draw:style-name="gr5" draw:text-style-name="P1" draw:layer="layout" svg:x1="18.488cm" svg:y1="16.456cm" svg:x2="18.765cm" svg:y2="16.456cm">
              <text:p/>
            </draw:line>
            <draw:line draw:style-name="gr5" draw:text-style-name="P1" draw:layer="layout" svg:x1="18.488cm" svg:y1="16.271cm" svg:x2="18.765cm" svg:y2="16.271cm">
              <text:p/>
            </draw:line>
            <draw:line draw:style-name="gr5" draw:text-style-name="P1" draw:layer="layout" svg:x1="18.488cm" svg:y1="16.086cm" svg:x2="18.765cm" svg:y2="16.086cm">
              <text:p/>
            </draw:line>
            <draw:line draw:style-name="gr5" draw:text-style-name="P1" draw:layer="layout" svg:x1="18.488cm" svg:y1="15.901cm" svg:x2="18.765cm" svg:y2="15.901cm">
              <text:p/>
            </draw:line>
            <draw:line draw:style-name="gr5" draw:text-style-name="P1" draw:layer="layout" svg:x1="18.488cm" svg:y1="15.717cm" svg:x2="18.765cm" svg:y2="15.717cm">
              <text:p/>
            </draw:line>
          </draw:g>
          <draw:g>
            <draw:rect draw:style-name="gr4" draw:text-style-name="P1" draw:layer="layout" svg:width="0.277cm" svg:height="2.218cm" svg:x="18.858cm" svg:y="15.347cm">
              <text:p/>
            </draw:rect>
            <draw:line draw:style-name="gr5" draw:text-style-name="P1" draw:layer="layout" svg:x1="18.858cm" svg:y1="15.532cm" svg:x2="19.135cm" svg:y2="15.532cm">
              <text:p/>
            </draw:line>
            <draw:line draw:style-name="gr5" draw:text-style-name="P1" draw:layer="layout" svg:x1="18.858cm" svg:y1="17.38cm" svg:x2="19.135cm" svg:y2="17.38cm">
              <text:p/>
            </draw:line>
            <draw:line draw:style-name="gr5" draw:text-style-name="P1" draw:layer="layout" svg:x1="18.858cm" svg:y1="17.195cm" svg:x2="19.135cm" svg:y2="17.195cm">
              <text:p/>
            </draw:line>
            <draw:line draw:style-name="gr5" draw:text-style-name="P1" draw:layer="layout" svg:x1="18.858cm" svg:y1="17.011cm" svg:x2="19.135cm" svg:y2="17.011cm">
              <text:p/>
            </draw:line>
            <draw:line draw:style-name="gr5" draw:text-style-name="P1" draw:layer="layout" svg:x1="18.858cm" svg:y1="16.826cm" svg:x2="19.135cm" svg:y2="16.826cm">
              <text:p/>
            </draw:line>
            <draw:line draw:style-name="gr5" draw:text-style-name="P1" draw:layer="layout" svg:x1="18.858cm" svg:y1="16.641cm" svg:x2="19.135cm" svg:y2="16.641cm">
              <text:p/>
            </draw:line>
            <draw:line draw:style-name="gr5" draw:text-style-name="P1" draw:layer="layout" svg:x1="18.858cm" svg:y1="16.456cm" svg:x2="19.135cm" svg:y2="16.456cm">
              <text:p/>
            </draw:line>
            <draw:line draw:style-name="gr5" draw:text-style-name="P1" draw:layer="layout" svg:x1="18.858cm" svg:y1="16.271cm" svg:x2="19.135cm" svg:y2="16.271cm">
              <text:p/>
            </draw:line>
            <draw:line draw:style-name="gr5" draw:text-style-name="P1" draw:layer="layout" svg:x1="18.858cm" svg:y1="16.086cm" svg:x2="19.135cm" svg:y2="16.086cm">
              <text:p/>
            </draw:line>
            <draw:line draw:style-name="gr5" draw:text-style-name="P1" draw:layer="layout" svg:x1="18.858cm" svg:y1="15.901cm" svg:x2="19.135cm" svg:y2="15.901cm">
              <text:p/>
            </draw:line>
            <draw:line draw:style-name="gr5" draw:text-style-name="P1" draw:layer="layout" svg:x1="18.858cm" svg:y1="15.717cm" svg:x2="19.135cm" svg:y2="15.717cm">
              <text:p/>
            </draw:line>
          </draw:g>
        </draw:g>
        <draw:frame draw:style-name="gr12" draw:text-style-name="P3" draw:layer="layout" svg:width="2.365cm" svg:height="1.199cm" draw:transform="rotate (1.5707963267946) translate (16.918cm 17.565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1.077cm" svg:y1="27.178cm" svg:x2="21.077cm" svg:y2="26.808cm">
          <text:p/>
        </draw:line>
        <draw:line draw:style-name="gr10" draw:text-style-name="P1" draw:layer="layout" svg:x1="16.825cm" svg:y1="25.329cm" svg:x2="19.783cm" svg:y2="25.329cm">
          <text:p/>
        </draw:line>
        <draw:line draw:style-name="gr5" draw:text-style-name="P1" draw:layer="layout" svg:x1="16.825cm" svg:y1="25.328cm" svg:x2="16.825cm" svg:y2="23.942cm">
          <text:p/>
        </draw:line>
        <draw:line draw:style-name="gr10" draw:text-style-name="P1" draw:layer="layout" svg:x1="12.481cm" svg:y1="25.883cm" svg:x2="12.481cm" svg:y2="23.942cm">
          <text:p/>
        </draw:line>
        <draw:line draw:style-name="gr5" draw:text-style-name="P1" draw:layer="layout" svg:x1="19.783cm" svg:y1="25.883cm" svg:x2="12.481cm" svg:y2="25.883cm">
          <text:p/>
        </draw:line>
        <draw:line draw:style-name="gr10" draw:text-style-name="P1" draw:layer="layout" svg:x1="25.051cm" svg:y1="25.236cm" svg:x2="22.371cm" svg:y2="25.236cm">
          <text:p/>
        </draw:line>
        <draw:line draw:style-name="gr5" draw:text-style-name="P1" draw:layer="layout" svg:x1="25.051cm" svg:y1="25.236cm" svg:x2="25.051cm" svg:y2="23.942cm">
          <text:p/>
        </draw:line>
        <draw:line draw:style-name="gr5" draw:text-style-name="P1" draw:layer="layout" svg:x1="22.371cm" svg:y1="25.883cm" svg:x2="28.841cm" svg:y2="25.883cm">
          <text:p/>
        </draw:line>
        <draw:line draw:style-name="gr10" draw:text-style-name="P1" draw:layer="layout" svg:x1="28.84cm" svg:y1="25.975cm" svg:x2="28.84cm" svg:y2="23.942cm">
          <text:p/>
        </draw:line>
        <draw:line draw:style-name="gr10" draw:text-style-name="P1" draw:layer="layout" svg:x1="25.143cm" svg:y1="12.759cm" svg:x2="25.143cm" svg:y2="21.539cm">
          <text:p/>
        </draw:line>
        <draw:line draw:style-name="gr5" draw:text-style-name="P1" draw:layer="layout" svg:x1="25.143cm" svg:y1="12.759cm" svg:x2="22.278cm" svg:y2="12.759cm">
          <text:p/>
        </draw:line>
        <draw:line draw:style-name="gr10" draw:text-style-name="P1" draw:layer="layout" svg:x1="28.841cm" svg:y1="12.297cm" svg:x2="22.186cm" svg:y2="12.297cm">
          <text:p/>
        </draw:line>
        <draw:line draw:style-name="gr5" draw:text-style-name="P1" draw:layer="layout" svg:x1="28.84cm" svg:y1="21.539cm" svg:x2="28.84cm" svg:y2="12.297cm">
          <text:p/>
        </draw:line>
        <draw:line draw:style-name="gr10" draw:text-style-name="P1" draw:layer="layout" svg:x1="23.665cm" svg:y1="18.951cm" svg:x2="23.665cm" svg:y2="17.565cm">
          <text:p/>
        </draw:line>
        <draw:line draw:style-name="gr5" draw:text-style-name="P1" draw:layer="layout" svg:x1="23.664cm" svg:y1="18.951cm" svg:x2="22.278cm" svg:y2="18.951cm">
          <text:p/>
        </draw:line>
        <draw:line draw:style-name="gr10" draw:text-style-name="P1" draw:layer="layout" svg:x1="23.664cm" svg:y1="13.221cm" svg:x2="22.278cm" svg:y2="13.221cm">
          <text:p/>
        </draw:line>
        <draw:line draw:style-name="gr5" draw:text-style-name="P1" draw:layer="layout" svg:x1="23.665cm" svg:y1="15.162cm" svg:x2="23.665cm" svg:y2="13.221cm">
          <text:p/>
        </draw:line>
        <draw:line draw:style-name="gr10" draw:text-style-name="P1" draw:layer="layout" svg:x1="18.859cm" svg:y1="12.851cm" svg:x2="18.859cm" svg:y2="15.254cm">
          <text:p/>
        </draw:line>
        <draw:line draw:style-name="gr5" draw:text-style-name="P1" draw:layer="layout" svg:x1="18.859cm" svg:y1="12.851cm" svg:x2="19.783cm" svg:y2="12.851cm">
          <text:p/>
        </draw:line>
        <draw:line draw:style-name="gr10" draw:text-style-name="P1" draw:layer="layout" svg:x1="18.859cm" svg:y1="18.744cm" svg:x2="19.691cm" svg:y2="18.744cm">
          <text:p/>
        </draw:line>
        <draw:line draw:style-name="gr5" draw:text-style-name="P1" draw:layer="layout" svg:x1="18.9cm" svg:y1="18.77cm" svg:x2="18.859cm" svg:y2="17.658cm">
          <text:p/>
        </draw:line>
        <draw:line draw:style-name="gr10" draw:text-style-name="P1" draw:layer="layout" svg:x1="16.918cm" svg:y1="20.061cm" svg:x2="16.918cm" svg:y2="21.355cm">
          <text:p/>
        </draw:line>
        <draw:line draw:style-name="gr5" draw:text-style-name="P1" draw:layer="layout" svg:x1="16.918cm" svg:y1="20.061cm" svg:x2="19.968cm" svg:y2="20.061cm">
          <text:p/>
        </draw:line>
        <draw:line draw:style-name="gr10" draw:text-style-name="P1" draw:layer="layout" svg:x1="12.481cm" svg:y1="19.598cm" svg:x2="19.783cm" svg:y2="19.598cm">
          <text:p/>
        </draw:line>
        <draw:line draw:style-name="gr5" draw:text-style-name="P1" draw:layer="layout" svg:x1="12.481cm" svg:y1="21.539cm" svg:x2="12.481cm" svg:y2="19.506cm">
          <text:p/>
        </draw:line>
        <draw:g>
          <draw:ellipse draw:style-name="gr2" draw:text-style-name="P2" draw:layer="layout" svg:width="2.495cm" svg:height="2.587cm" svg:x="37.605cm" svg:y="16.854cm">
            <text:p text:style-name="P1"><text:span text:style-name="T1">Logger</text:span></text:p>
          </draw:ellipse>
          <draw:custom-shape draw:style-name="gr3" draw:text-style-name="P1" draw:layer="layout" svg:width="0.523cm" svg:height="0.522cm" draw:transform="skewX (0.00191986217719339) rotate (2.3561944901919) translate (38.622cm 17.22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36.508cm" svg:y="18.014cm">
              <text:p/>
            </draw:rect>
            <draw:line draw:style-name="gr5" draw:text-style-name="P1" draw:layer="layout" svg:x1="36.508cm" svg:y1="18.199cm" svg:x2="36.785cm" svg:y2="18.199cm">
              <text:p/>
            </draw:line>
            <draw:line draw:style-name="gr5" draw:text-style-name="P1" draw:layer="layout" svg:x1="36.508cm" svg:y1="20.048cm" svg:x2="36.785cm" svg:y2="20.048cm">
              <text:p/>
            </draw:line>
            <draw:line draw:style-name="gr5" draw:text-style-name="P1" draw:layer="layout" svg:x1="36.508cm" svg:y1="19.863cm" svg:x2="36.785cm" svg:y2="19.863cm">
              <text:p/>
            </draw:line>
            <draw:line draw:style-name="gr5" draw:text-style-name="P1" draw:layer="layout" svg:x1="36.508cm" svg:y1="19.678cm" svg:x2="36.785cm" svg:y2="19.678cm">
              <text:p/>
            </draw:line>
            <draw:line draw:style-name="gr5" draw:text-style-name="P1" draw:layer="layout" svg:x1="36.508cm" svg:y1="19.493cm" svg:x2="36.785cm" svg:y2="19.493cm">
              <text:p/>
            </draw:line>
            <draw:line draw:style-name="gr5" draw:text-style-name="P1" draw:layer="layout" svg:x1="36.508cm" svg:y1="19.308cm" svg:x2="36.785cm" svg:y2="19.308cm">
              <text:p/>
            </draw:line>
            <draw:line draw:style-name="gr5" draw:text-style-name="P1" draw:layer="layout" svg:x1="36.508cm" svg:y1="19.124cm" svg:x2="36.785cm" svg:y2="19.124cm">
              <text:p/>
            </draw:line>
            <draw:line draw:style-name="gr5" draw:text-style-name="P1" draw:layer="layout" svg:x1="36.508cm" svg:y1="18.939cm" svg:x2="36.785cm" svg:y2="18.939cm">
              <text:p/>
            </draw:line>
            <draw:line draw:style-name="gr5" draw:text-style-name="P1" draw:layer="layout" svg:x1="36.508cm" svg:y1="18.754cm" svg:x2="36.785cm" svg:y2="18.754cm">
              <text:p/>
            </draw:line>
            <draw:line draw:style-name="gr5" draw:text-style-name="P1" draw:layer="layout" svg:x1="36.508cm" svg:y1="18.569cm" svg:x2="36.785cm" svg:y2="18.569cm">
              <text:p/>
            </draw:line>
            <draw:line draw:style-name="gr5" draw:text-style-name="P1" draw:layer="layout" svg:x1="36.508cm" svg:y1="18.384cm" svg:x2="36.785cm" svg:y2="18.384cm">
              <text:p/>
            </draw:line>
          </draw:g>
          <draw:g>
            <draw:rect draw:style-name="gr4" draw:text-style-name="P1" draw:layer="layout" svg:width="0.277cm" svg:height="2.219cm" svg:x="35.399cm" svg:y="18.014cm">
              <text:p/>
            </draw:rect>
            <draw:line draw:style-name="gr5" draw:text-style-name="P1" draw:layer="layout" svg:x1="35.399cm" svg:y1="18.199cm" svg:x2="35.676cm" svg:y2="18.199cm">
              <text:p/>
            </draw:line>
            <draw:line draw:style-name="gr5" draw:text-style-name="P1" draw:layer="layout" svg:x1="35.399cm" svg:y1="20.048cm" svg:x2="35.676cm" svg:y2="20.048cm">
              <text:p/>
            </draw:line>
            <draw:line draw:style-name="gr5" draw:text-style-name="P1" draw:layer="layout" svg:x1="35.399cm" svg:y1="19.863cm" svg:x2="35.676cm" svg:y2="19.863cm">
              <text:p/>
            </draw:line>
            <draw:line draw:style-name="gr5" draw:text-style-name="P1" draw:layer="layout" svg:x1="35.399cm" svg:y1="19.678cm" svg:x2="35.676cm" svg:y2="19.678cm">
              <text:p/>
            </draw:line>
            <draw:line draw:style-name="gr5" draw:text-style-name="P1" draw:layer="layout" svg:x1="35.399cm" svg:y1="19.493cm" svg:x2="35.676cm" svg:y2="19.493cm">
              <text:p/>
            </draw:line>
            <draw:line draw:style-name="gr5" draw:text-style-name="P1" draw:layer="layout" svg:x1="35.399cm" svg:y1="19.308cm" svg:x2="35.676cm" svg:y2="19.308cm">
              <text:p/>
            </draw:line>
            <draw:line draw:style-name="gr5" draw:text-style-name="P1" draw:layer="layout" svg:x1="35.399cm" svg:y1="19.124cm" svg:x2="35.676cm" svg:y2="19.124cm">
              <text:p/>
            </draw:line>
            <draw:line draw:style-name="gr5" draw:text-style-name="P1" draw:layer="layout" svg:x1="35.399cm" svg:y1="18.939cm" svg:x2="35.676cm" svg:y2="18.939cm">
              <text:p/>
            </draw:line>
            <draw:line draw:style-name="gr5" draw:text-style-name="P1" draw:layer="layout" svg:x1="35.399cm" svg:y1="18.754cm" svg:x2="35.676cm" svg:y2="18.754cm">
              <text:p/>
            </draw:line>
            <draw:line draw:style-name="gr5" draw:text-style-name="P1" draw:layer="layout" svg:x1="35.399cm" svg:y1="18.569cm" svg:x2="35.676cm" svg:y2="18.569cm">
              <text:p/>
            </draw:line>
            <draw:line draw:style-name="gr5" draw:text-style-name="P1" draw:layer="layout" svg:x1="35.399cm" svg:y1="18.384cm" svg:x2="35.676cm" svg:y2="18.384cm">
              <text:p/>
            </draw:line>
          </draw:g>
          <draw:g>
            <draw:rect draw:style-name="gr4" draw:text-style-name="P1" draw:layer="layout" svg:width="0.278cm" svg:height="2.219cm" svg:x="35.768cm" svg:y="18.014cm">
              <text:p/>
            </draw:rect>
            <draw:line draw:style-name="gr5" draw:text-style-name="P1" draw:layer="layout" svg:x1="35.768cm" svg:y1="18.199cm" svg:x2="36.045cm" svg:y2="18.199cm">
              <text:p/>
            </draw:line>
            <draw:line draw:style-name="gr5" draw:text-style-name="P1" draw:layer="layout" svg:x1="35.768cm" svg:y1="20.048cm" svg:x2="36.045cm" svg:y2="20.048cm">
              <text:p/>
            </draw:line>
            <draw:line draw:style-name="gr5" draw:text-style-name="P1" draw:layer="layout" svg:x1="35.768cm" svg:y1="19.863cm" svg:x2="36.045cm" svg:y2="19.863cm">
              <text:p/>
            </draw:line>
            <draw:line draw:style-name="gr5" draw:text-style-name="P1" draw:layer="layout" svg:x1="35.768cm" svg:y1="19.678cm" svg:x2="36.045cm" svg:y2="19.678cm">
              <text:p/>
            </draw:line>
            <draw:line draw:style-name="gr5" draw:text-style-name="P1" draw:layer="layout" svg:x1="35.768cm" svg:y1="19.493cm" svg:x2="36.045cm" svg:y2="19.493cm">
              <text:p/>
            </draw:line>
            <draw:line draw:style-name="gr5" draw:text-style-name="P1" draw:layer="layout" svg:x1="35.768cm" svg:y1="19.308cm" svg:x2="36.045cm" svg:y2="19.308cm">
              <text:p/>
            </draw:line>
            <draw:line draw:style-name="gr5" draw:text-style-name="P1" draw:layer="layout" svg:x1="35.768cm" svg:y1="19.124cm" svg:x2="36.045cm" svg:y2="19.124cm">
              <text:p/>
            </draw:line>
            <draw:line draw:style-name="gr5" draw:text-style-name="P1" draw:layer="layout" svg:x1="35.768cm" svg:y1="18.939cm" svg:x2="36.045cm" svg:y2="18.939cm">
              <text:p/>
            </draw:line>
            <draw:line draw:style-name="gr5" draw:text-style-name="P1" draw:layer="layout" svg:x1="35.768cm" svg:y1="18.754cm" svg:x2="36.045cm" svg:y2="18.754cm">
              <text:p/>
            </draw:line>
            <draw:line draw:style-name="gr5" draw:text-style-name="P1" draw:layer="layout" svg:x1="35.768cm" svg:y1="18.569cm" svg:x2="36.045cm" svg:y2="18.569cm">
              <text:p/>
            </draw:line>
            <draw:line draw:style-name="gr5" draw:text-style-name="P1" draw:layer="layout" svg:x1="35.768cm" svg:y1="18.384cm" svg:x2="36.045cm" svg:y2="18.384cm">
              <text:p/>
            </draw:line>
          </draw:g>
          <draw:g>
            <draw:rect draw:style-name="gr4" draw:text-style-name="P1" draw:layer="layout" svg:width="0.277cm" svg:height="2.219cm" svg:x="36.138cm" svg:y="18.014cm">
              <text:p/>
            </draw:rect>
            <draw:line draw:style-name="gr5" draw:text-style-name="P1" draw:layer="layout" svg:x1="36.138cm" svg:y1="18.199cm" svg:x2="36.415cm" svg:y2="18.199cm">
              <text:p/>
            </draw:line>
            <draw:line draw:style-name="gr5" draw:text-style-name="P1" draw:layer="layout" svg:x1="36.138cm" svg:y1="20.048cm" svg:x2="36.415cm" svg:y2="20.048cm">
              <text:p/>
            </draw:line>
            <draw:line draw:style-name="gr5" draw:text-style-name="P1" draw:layer="layout" svg:x1="36.138cm" svg:y1="19.863cm" svg:x2="36.415cm" svg:y2="19.863cm">
              <text:p/>
            </draw:line>
            <draw:line draw:style-name="gr5" draw:text-style-name="P1" draw:layer="layout" svg:x1="36.138cm" svg:y1="19.678cm" svg:x2="36.415cm" svg:y2="19.678cm">
              <text:p/>
            </draw:line>
            <draw:line draw:style-name="gr5" draw:text-style-name="P1" draw:layer="layout" svg:x1="36.138cm" svg:y1="19.493cm" svg:x2="36.415cm" svg:y2="19.493cm">
              <text:p/>
            </draw:line>
            <draw:line draw:style-name="gr5" draw:text-style-name="P1" draw:layer="layout" svg:x1="36.138cm" svg:y1="19.308cm" svg:x2="36.415cm" svg:y2="19.308cm">
              <text:p/>
            </draw:line>
            <draw:line draw:style-name="gr5" draw:text-style-name="P1" draw:layer="layout" svg:x1="36.138cm" svg:y1="19.124cm" svg:x2="36.415cm" svg:y2="19.124cm">
              <text:p/>
            </draw:line>
            <draw:line draw:style-name="gr5" draw:text-style-name="P1" draw:layer="layout" svg:x1="36.138cm" svg:y1="18.939cm" svg:x2="36.415cm" svg:y2="18.939cm">
              <text:p/>
            </draw:line>
            <draw:line draw:style-name="gr5" draw:text-style-name="P1" draw:layer="layout" svg:x1="36.138cm" svg:y1="18.754cm" svg:x2="36.415cm" svg:y2="18.754cm">
              <text:p/>
            </draw:line>
            <draw:line draw:style-name="gr5" draw:text-style-name="P1" draw:layer="layout" svg:x1="36.138cm" svg:y1="18.569cm" svg:x2="36.415cm" svg:y2="18.569cm">
              <text:p/>
            </draw:line>
            <draw:line draw:style-name="gr5" draw:text-style-name="P1" draw:layer="layout" svg:x1="36.138cm" svg:y1="18.384cm" svg:x2="36.415cm" svg:y2="18.384cm">
              <text:p/>
            </draw:line>
          </draw:g>
        </draw:g>
        <draw:g>
          <draw:g>
            <draw:rect draw:style-name="gr4" draw:text-style-name="P1" draw:layer="layout" svg:width="0.278cm" svg:height="2.218cm" svg:x="36.422cm" svg:y="15.488cm">
              <text:p/>
            </draw:rect>
            <draw:line draw:style-name="gr5" draw:text-style-name="P1" draw:layer="layout" svg:x1="36.422cm" svg:y1="15.673cm" svg:x2="36.699cm" svg:y2="15.673cm">
              <text:p/>
            </draw:line>
            <draw:line draw:style-name="gr5" draw:text-style-name="P1" draw:layer="layout" svg:x1="36.422cm" svg:y1="17.521cm" svg:x2="36.699cm" svg:y2="17.521cm">
              <text:p/>
            </draw:line>
            <draw:line draw:style-name="gr5" draw:text-style-name="P1" draw:layer="layout" svg:x1="36.422cm" svg:y1="17.336cm" svg:x2="36.699cm" svg:y2="17.336cm">
              <text:p/>
            </draw:line>
            <draw:line draw:style-name="gr5" draw:text-style-name="P1" draw:layer="layout" svg:x1="36.422cm" svg:y1="17.152cm" svg:x2="36.699cm" svg:y2="17.152cm">
              <text:p/>
            </draw:line>
            <draw:line draw:style-name="gr5" draw:text-style-name="P1" draw:layer="layout" svg:x1="36.422cm" svg:y1="16.967cm" svg:x2="36.699cm" svg:y2="16.967cm">
              <text:p/>
            </draw:line>
            <draw:line draw:style-name="gr5" draw:text-style-name="P1" draw:layer="layout" svg:x1="36.422cm" svg:y1="16.782cm" svg:x2="36.699cm" svg:y2="16.782cm">
              <text:p/>
            </draw:line>
            <draw:line draw:style-name="gr5" draw:text-style-name="P1" draw:layer="layout" svg:x1="36.422cm" svg:y1="16.597cm" svg:x2="36.699cm" svg:y2="16.597cm">
              <text:p/>
            </draw:line>
            <draw:line draw:style-name="gr5" draw:text-style-name="P1" draw:layer="layout" svg:x1="36.422cm" svg:y1="16.412cm" svg:x2="36.699cm" svg:y2="16.412cm">
              <text:p/>
            </draw:line>
            <draw:line draw:style-name="gr5" draw:text-style-name="P1" draw:layer="layout" svg:x1="36.422cm" svg:y1="16.227cm" svg:x2="36.699cm" svg:y2="16.227cm">
              <text:p/>
            </draw:line>
            <draw:line draw:style-name="gr5" draw:text-style-name="P1" draw:layer="layout" svg:x1="36.422cm" svg:y1="16.042cm" svg:x2="36.699cm" svg:y2="16.042cm">
              <text:p/>
            </draw:line>
            <draw:line draw:style-name="gr5" draw:text-style-name="P1" draw:layer="layout" svg:x1="36.422cm" svg:y1="15.858cm" svg:x2="36.699cm" svg:y2="15.858cm">
              <text:p/>
            </draw:line>
          </draw:g>
          <draw:g>
            <draw:rect draw:style-name="gr4" draw:text-style-name="P1" draw:layer="layout" svg:width="0.278cm" svg:height="2.218cm" svg:x="35.313cm" svg:y="15.488cm">
              <text:p/>
            </draw:rect>
            <draw:line draw:style-name="gr5" draw:text-style-name="P1" draw:layer="layout" svg:x1="35.313cm" svg:y1="15.673cm" svg:x2="35.59cm" svg:y2="15.673cm">
              <text:p/>
            </draw:line>
            <draw:line draw:style-name="gr5" draw:text-style-name="P1" draw:layer="layout" svg:x1="35.313cm" svg:y1="17.521cm" svg:x2="35.59cm" svg:y2="17.521cm">
              <text:p/>
            </draw:line>
            <draw:line draw:style-name="gr5" draw:text-style-name="P1" draw:layer="layout" svg:x1="35.313cm" svg:y1="17.336cm" svg:x2="35.59cm" svg:y2="17.336cm">
              <text:p/>
            </draw:line>
            <draw:line draw:style-name="gr5" draw:text-style-name="P1" draw:layer="layout" svg:x1="35.313cm" svg:y1="17.152cm" svg:x2="35.59cm" svg:y2="17.152cm">
              <text:p/>
            </draw:line>
            <draw:line draw:style-name="gr5" draw:text-style-name="P1" draw:layer="layout" svg:x1="35.313cm" svg:y1="16.967cm" svg:x2="35.59cm" svg:y2="16.967cm">
              <text:p/>
            </draw:line>
            <draw:line draw:style-name="gr5" draw:text-style-name="P1" draw:layer="layout" svg:x1="35.313cm" svg:y1="16.782cm" svg:x2="35.59cm" svg:y2="16.782cm">
              <text:p/>
            </draw:line>
            <draw:line draw:style-name="gr5" draw:text-style-name="P1" draw:layer="layout" svg:x1="35.313cm" svg:y1="16.597cm" svg:x2="35.59cm" svg:y2="16.597cm">
              <text:p/>
            </draw:line>
            <draw:line draw:style-name="gr5" draw:text-style-name="P1" draw:layer="layout" svg:x1="35.313cm" svg:y1="16.412cm" svg:x2="35.59cm" svg:y2="16.412cm">
              <text:p/>
            </draw:line>
            <draw:line draw:style-name="gr5" draw:text-style-name="P1" draw:layer="layout" svg:x1="35.313cm" svg:y1="16.227cm" svg:x2="35.59cm" svg:y2="16.227cm">
              <text:p/>
            </draw:line>
            <draw:line draw:style-name="gr5" draw:text-style-name="P1" draw:layer="layout" svg:x1="35.313cm" svg:y1="16.042cm" svg:x2="35.59cm" svg:y2="16.042cm">
              <text:p/>
            </draw:line>
            <draw:line draw:style-name="gr5" draw:text-style-name="P1" draw:layer="layout" svg:x1="35.313cm" svg:y1="15.858cm" svg:x2="35.59cm" svg:y2="15.858cm">
              <text:p/>
            </draw:line>
          </draw:g>
          <draw:g>
            <draw:rect draw:style-name="gr4" draw:text-style-name="P1" draw:layer="layout" svg:width="0.277cm" svg:height="2.218cm" svg:x="35.683cm" svg:y="15.488cm">
              <text:p/>
            </draw:rect>
            <draw:line draw:style-name="gr5" draw:text-style-name="P1" draw:layer="layout" svg:x1="35.683cm" svg:y1="15.673cm" svg:x2="35.96cm" svg:y2="15.673cm">
              <text:p/>
            </draw:line>
            <draw:line draw:style-name="gr5" draw:text-style-name="P1" draw:layer="layout" svg:x1="35.683cm" svg:y1="17.521cm" svg:x2="35.96cm" svg:y2="17.521cm">
              <text:p/>
            </draw:line>
            <draw:line draw:style-name="gr5" draw:text-style-name="P1" draw:layer="layout" svg:x1="35.683cm" svg:y1="17.336cm" svg:x2="35.96cm" svg:y2="17.336cm">
              <text:p/>
            </draw:line>
            <draw:line draw:style-name="gr5" draw:text-style-name="P1" draw:layer="layout" svg:x1="35.683cm" svg:y1="17.152cm" svg:x2="35.96cm" svg:y2="17.152cm">
              <text:p/>
            </draw:line>
            <draw:line draw:style-name="gr5" draw:text-style-name="P1" draw:layer="layout" svg:x1="35.683cm" svg:y1="16.967cm" svg:x2="35.96cm" svg:y2="16.967cm">
              <text:p/>
            </draw:line>
            <draw:line draw:style-name="gr5" draw:text-style-name="P1" draw:layer="layout" svg:x1="35.683cm" svg:y1="16.782cm" svg:x2="35.96cm" svg:y2="16.782cm">
              <text:p/>
            </draw:line>
            <draw:line draw:style-name="gr5" draw:text-style-name="P1" draw:layer="layout" svg:x1="35.683cm" svg:y1="16.597cm" svg:x2="35.96cm" svg:y2="16.597cm">
              <text:p/>
            </draw:line>
            <draw:line draw:style-name="gr5" draw:text-style-name="P1" draw:layer="layout" svg:x1="35.683cm" svg:y1="16.412cm" svg:x2="35.96cm" svg:y2="16.412cm">
              <text:p/>
            </draw:line>
            <draw:line draw:style-name="gr5" draw:text-style-name="P1" draw:layer="layout" svg:x1="35.683cm" svg:y1="16.227cm" svg:x2="35.96cm" svg:y2="16.227cm">
              <text:p/>
            </draw:line>
            <draw:line draw:style-name="gr5" draw:text-style-name="P1" draw:layer="layout" svg:x1="35.683cm" svg:y1="16.042cm" svg:x2="35.96cm" svg:y2="16.042cm">
              <text:p/>
            </draw:line>
            <draw:line draw:style-name="gr5" draw:text-style-name="P1" draw:layer="layout" svg:x1="35.683cm" svg:y1="15.858cm" svg:x2="35.96cm" svg:y2="15.858cm">
              <text:p/>
            </draw:line>
          </draw:g>
          <draw:g>
            <draw:rect draw:style-name="gr4" draw:text-style-name="P1" draw:layer="layout" svg:width="0.277cm" svg:height="2.218cm" svg:x="36.053cm" svg:y="15.488cm">
              <text:p/>
            </draw:rect>
            <draw:line draw:style-name="gr5" draw:text-style-name="P1" draw:layer="layout" svg:x1="36.053cm" svg:y1="15.673cm" svg:x2="36.33cm" svg:y2="15.673cm">
              <text:p/>
            </draw:line>
            <draw:line draw:style-name="gr5" draw:text-style-name="P1" draw:layer="layout" svg:x1="36.053cm" svg:y1="17.521cm" svg:x2="36.33cm" svg:y2="17.521cm">
              <text:p/>
            </draw:line>
            <draw:line draw:style-name="gr5" draw:text-style-name="P1" draw:layer="layout" svg:x1="36.053cm" svg:y1="17.336cm" svg:x2="36.33cm" svg:y2="17.336cm">
              <text:p/>
            </draw:line>
            <draw:line draw:style-name="gr5" draw:text-style-name="P1" draw:layer="layout" svg:x1="36.053cm" svg:y1="17.152cm" svg:x2="36.33cm" svg:y2="17.152cm">
              <text:p/>
            </draw:line>
            <draw:line draw:style-name="gr5" draw:text-style-name="P1" draw:layer="layout" svg:x1="36.053cm" svg:y1="16.967cm" svg:x2="36.33cm" svg:y2="16.967cm">
              <text:p/>
            </draw:line>
            <draw:line draw:style-name="gr5" draw:text-style-name="P1" draw:layer="layout" svg:x1="36.053cm" svg:y1="16.782cm" svg:x2="36.33cm" svg:y2="16.782cm">
              <text:p/>
            </draw:line>
            <draw:line draw:style-name="gr5" draw:text-style-name="P1" draw:layer="layout" svg:x1="36.053cm" svg:y1="16.597cm" svg:x2="36.33cm" svg:y2="16.597cm">
              <text:p/>
            </draw:line>
            <draw:line draw:style-name="gr5" draw:text-style-name="P1" draw:layer="layout" svg:x1="36.053cm" svg:y1="16.412cm" svg:x2="36.33cm" svg:y2="16.412cm">
              <text:p/>
            </draw:line>
            <draw:line draw:style-name="gr5" draw:text-style-name="P1" draw:layer="layout" svg:x1="36.053cm" svg:y1="16.227cm" svg:x2="36.33cm" svg:y2="16.227cm">
              <text:p/>
            </draw:line>
            <draw:line draw:style-name="gr5" draw:text-style-name="P1" draw:layer="layout" svg:x1="36.053cm" svg:y1="16.042cm" svg:x2="36.33cm" svg:y2="16.042cm">
              <text:p/>
            </draw:line>
            <draw:line draw:style-name="gr5" draw:text-style-name="P1" draw:layer="layout" svg:x1="36.053cm" svg:y1="15.858cm" svg:x2="36.33cm" svg:y2="15.858cm">
              <text:p/>
            </draw:line>
          </draw:g>
        </draw:g>
        <draw:frame draw:style-name="gr12" draw:text-style-name="P3" draw:layer="layout" svg:width="2.365cm" svg:height="1.199cm" draw:transform="rotate (1.5707963267946) translate (34.113cm 17.706cm)">
          <draw:text-box>
            <text:p><text:span text:style-name="T2">Outgoing</text:span></text:p>
            <text:p><text:span text:style-name="T2">Packages</text:span></text:p>
          </draw:text-box>
        </draw:frame>
        <draw:frame draw:style-name="gr9" draw:text-style-name="P3" draw:layer="layout" svg:width="2.773cm" svg:height="1.199cm" draw:transform="rotate (1.5707963267946) translate (34.1cm 20.614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5" draw:text-style-name="P1" draw:layer="layout" svg:x1="18.9cm" svg:y1="12.814cm" svg:x2="18.9cm" svg:y2="10.314cm">
          <text:p/>
        </draw:line>
        <draw:line draw:style-name="gr10" draw:text-style-name="P1" draw:layer="layout" svg:x1="23.7cm" svg:y1="18.914cm" svg:x2="34.2cm" svg:y2="18.914cm">
          <text:p/>
        </draw:line>
        <draw:line draw:style-name="gr10" draw:text-style-name="P1" draw:layer="layout" svg:x1="35.9cm" svg:y1="10.314cm" svg:x2="35.9cm" svg:y2="14.914cm">
          <text:p/>
        </draw:line>
        <draw:g>
          <draw:ellipse draw:style-name="gr2" draw:text-style-name="P2" draw:layer="layout" svg:width="2.495cm" svg:height="2.587cm" svg:x="6.3cm" svg:y="11.939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317cm 12.30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9.181cm 13.27cm)">
            <text:p/>
          </draw:rect>
          <draw:line draw:style-name="gr5" draw:text-style-name="P1" draw:layer="layout" svg:x1="9.366cm" svg:y1="12.993cm" svg:x2="9.366cm" svg:y2="13.27cm">
            <text:p/>
          </draw:line>
          <draw:line draw:style-name="gr5" draw:text-style-name="P1" draw:layer="layout" svg:x1="11.215cm" svg:y1="12.993cm" svg:x2="11.215cm" svg:y2="13.27cm">
            <text:p/>
          </draw:line>
          <draw:line draw:style-name="gr5" draw:text-style-name="P1" draw:layer="layout" svg:x1="11.03cm" svg:y1="12.993cm" svg:x2="11.03cm" svg:y2="13.27cm">
            <text:p/>
          </draw:line>
          <draw:line draw:style-name="gr5" draw:text-style-name="P1" draw:layer="layout" svg:x1="10.845cm" svg:y1="12.993cm" svg:x2="10.845cm" svg:y2="13.27cm">
            <text:p/>
          </draw:line>
          <draw:line draw:style-name="gr5" draw:text-style-name="P1" draw:layer="layout" svg:x1="10.66cm" svg:y1="12.993cm" svg:x2="10.66cm" svg:y2="13.27cm">
            <text:p/>
          </draw:line>
          <draw:line draw:style-name="gr5" draw:text-style-name="P1" draw:layer="layout" svg:x1="10.475cm" svg:y1="12.993cm" svg:x2="10.475cm" svg:y2="13.27cm">
            <text:p/>
          </draw:line>
          <draw:line draw:style-name="gr5" draw:text-style-name="P1" draw:layer="layout" svg:x1="10.291cm" svg:y1="12.993cm" svg:x2="10.291cm" svg:y2="13.27cm">
            <text:p/>
          </draw:line>
          <draw:line draw:style-name="gr5" draw:text-style-name="P1" draw:layer="layout" svg:x1="10.106cm" svg:y1="12.993cm" svg:x2="10.106cm" svg:y2="13.27cm">
            <text:p/>
          </draw:line>
          <draw:line draw:style-name="gr5" draw:text-style-name="P1" draw:layer="layout" svg:x1="9.921cm" svg:y1="12.993cm" svg:x2="9.921cm" svg:y2="13.27cm">
            <text:p/>
          </draw:line>
          <draw:line draw:style-name="gr5" draw:text-style-name="P1" draw:layer="layout" svg:x1="9.736cm" svg:y1="12.993cm" svg:x2="9.736cm" svg:y2="13.27cm">
            <text:p/>
          </draw:line>
          <draw:line draw:style-name="gr5" draw:text-style-name="P1" draw:layer="layout" svg:x1="9.551cm" svg:y1="12.993cm" svg:x2="9.551cm" svg:y2="13.27cm">
            <text:p/>
          </draw:line>
        </draw:g>
        <draw:line draw:style-name="gr10" draw:text-style-name="P1" draw:layer="layout" svg:x1="19.6cm" svg:y1="13.27cm" svg:x2="11.7cm" svg:y2="13.27cm">
          <text:p/>
        </draw:line>
        <draw:line draw:style-name="gr5" draw:text-style-name="P1" draw:layer="layout" svg:x1="35.8cm" svg:y1="10.314cm" svg:x2="18.9cm" svg:y2="10.314cm">
          <text:p/>
        </draw:line>
        <draw:line draw:style-name="gr5" draw:text-style-name="P1" draw:layer="layout" svg:x1="19.6cm" svg:y1="19.07cm" svg:x2="11.5cm" svg:y2="19.07cm">
          <text:p/>
        </draw:line>
        <draw:line draw:style-name="gr10" draw:text-style-name="P1" draw:layer="layout" svg:x1="11.5cm" svg:y1="18.97cm" svg:x2="11.5cm" svg:y2="13.67cm">
          <text:p/>
        </draw:line>
        <draw:line draw:style-name="gr5" draw:text-style-name="P1" draw:layer="layout" svg:x1="19.8cm" svg:y1="26.47cm" svg:x2="10.6cm" svg:y2="26.47cm">
          <text:p/>
        </draw:line>
        <draw:line draw:style-name="gr10" draw:text-style-name="P1" draw:layer="layout" svg:x1="10.7cm" svg:y1="26.47cm" svg:x2="10.7cm" svg:y2="13.67cm">
          <text:p/>
        </draw:line>
        <draw:g>
          <draw:ellipse draw:style-name="gr2" draw:text-style-name="P2" draw:layer="layout" svg:width="2.495cm" svg:height="2.587cm" svg:x="6cm" svg:y="17.927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7.017cm 18.2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4cm" svg:y="6.283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417cm 6.6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9cm" svg:y1="7.77cm" svg:x2="10.8cm" svg:y2="7.77cm">
            <text:p/>
          </draw:line>
          <draw:line draw:style-name="gr10" draw:text-style-name="P1" draw:layer="layout" svg:x1="10.8cm" svg:y1="7.77cm" svg:x2="10.7cm" svg:y2="12.67cm">
            <text:p/>
          </draw:line>
        </draw:g>
        <draw:line draw:style-name="gr10" draw:text-style-name="P1" draw:layer="layout" svg:x1="36.8cm" svg:y1="17.114cm" svg:x2="37.8cm" svg:y2="17.114cm">
          <text:p/>
        </draw:line>
        <draw:line draw:style-name="gr10" draw:text-style-name="P1" draw:layer="layout" svg:x1="36.8cm" svg:y1="18.614cm" svg:x2="37.8cm" svg:y2="18.614cm">
          <text:p/>
        </draw:line>
        <draw:g>
          <draw:ellipse draw:style-name="gr2" draw:text-style-name="P2" draw:layer="layout" svg:width="2.495cm" svg:height="2.587cm" svg:x="19.6cm" svg:y="4.583cm">
            <text:p text:style-name="P1"><text:span text:style-name="T1">Transport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617cm 4.9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5.411cm" svg:y="6.995cm">
              <text:p/>
            </draw:rect>
            <draw:line draw:style-name="gr5" draw:text-style-name="P1" draw:layer="layout" svg:x1="25.411cm" svg:y1="7.18cm" svg:x2="25.688cm" svg:y2="7.18cm">
              <text:p/>
            </draw:line>
            <draw:line draw:style-name="gr5" draw:text-style-name="P1" draw:layer="layout" svg:x1="25.411cm" svg:y1="9.029cm" svg:x2="25.688cm" svg:y2="9.029cm">
              <text:p/>
            </draw:line>
            <draw:line draw:style-name="gr5" draw:text-style-name="P1" draw:layer="layout" svg:x1="25.411cm" svg:y1="8.844cm" svg:x2="25.688cm" svg:y2="8.844cm">
              <text:p/>
            </draw:line>
            <draw:line draw:style-name="gr5" draw:text-style-name="P1" draw:layer="layout" svg:x1="25.411cm" svg:y1="8.659cm" svg:x2="25.688cm" svg:y2="8.659cm">
              <text:p/>
            </draw:line>
            <draw:line draw:style-name="gr5" draw:text-style-name="P1" draw:layer="layout" svg:x1="25.411cm" svg:y1="8.474cm" svg:x2="25.688cm" svg:y2="8.474cm">
              <text:p/>
            </draw:line>
            <draw:line draw:style-name="gr5" draw:text-style-name="P1" draw:layer="layout" svg:x1="25.411cm" svg:y1="8.289cm" svg:x2="25.688cm" svg:y2="8.289cm">
              <text:p/>
            </draw:line>
            <draw:line draw:style-name="gr5" draw:text-style-name="P1" draw:layer="layout" svg:x1="25.411cm" svg:y1="8.105cm" svg:x2="25.688cm" svg:y2="8.105cm">
              <text:p/>
            </draw:line>
            <draw:line draw:style-name="gr5" draw:text-style-name="P1" draw:layer="layout" svg:x1="25.411cm" svg:y1="7.92cm" svg:x2="25.688cm" svg:y2="7.92cm">
              <text:p/>
            </draw:line>
            <draw:line draw:style-name="gr5" draw:text-style-name="P1" draw:layer="layout" svg:x1="25.411cm" svg:y1="7.735cm" svg:x2="25.688cm" svg:y2="7.735cm">
              <text:p/>
            </draw:line>
            <draw:line draw:style-name="gr5" draw:text-style-name="P1" draw:layer="layout" svg:x1="25.411cm" svg:y1="7.55cm" svg:x2="25.688cm" svg:y2="7.55cm">
              <text:p/>
            </draw:line>
            <draw:line draw:style-name="gr5" draw:text-style-name="P1" draw:layer="layout" svg:x1="25.411cm" svg:y1="7.365cm" svg:x2="25.688cm" svg:y2="7.365cm">
              <text:p/>
            </draw:line>
          </draw:g>
          <draw:g>
            <draw:rect draw:style-name="gr4" draw:text-style-name="P1" draw:layer="layout" svg:width="0.277cm" svg:height="2.219cm" svg:x="24.302cm" svg:y="6.995cm">
              <text:p/>
            </draw:rect>
            <draw:line draw:style-name="gr5" draw:text-style-name="P1" draw:layer="layout" svg:x1="24.302cm" svg:y1="7.18cm" svg:x2="24.579cm" svg:y2="7.18cm">
              <text:p/>
            </draw:line>
            <draw:line draw:style-name="gr5" draw:text-style-name="P1" draw:layer="layout" svg:x1="24.302cm" svg:y1="9.029cm" svg:x2="24.579cm" svg:y2="9.029cm">
              <text:p/>
            </draw:line>
            <draw:line draw:style-name="gr5" draw:text-style-name="P1" draw:layer="layout" svg:x1="24.302cm" svg:y1="8.844cm" svg:x2="24.579cm" svg:y2="8.844cm">
              <text:p/>
            </draw:line>
            <draw:line draw:style-name="gr5" draw:text-style-name="P1" draw:layer="layout" svg:x1="24.302cm" svg:y1="8.659cm" svg:x2="24.579cm" svg:y2="8.659cm">
              <text:p/>
            </draw:line>
            <draw:line draw:style-name="gr5" draw:text-style-name="P1" draw:layer="layout" svg:x1="24.302cm" svg:y1="8.474cm" svg:x2="24.579cm" svg:y2="8.474cm">
              <text:p/>
            </draw:line>
            <draw:line draw:style-name="gr5" draw:text-style-name="P1" draw:layer="layout" svg:x1="24.302cm" svg:y1="8.289cm" svg:x2="24.579cm" svg:y2="8.289cm">
              <text:p/>
            </draw:line>
            <draw:line draw:style-name="gr5" draw:text-style-name="P1" draw:layer="layout" svg:x1="24.302cm" svg:y1="8.105cm" svg:x2="24.579cm" svg:y2="8.105cm">
              <text:p/>
            </draw:line>
            <draw:line draw:style-name="gr5" draw:text-style-name="P1" draw:layer="layout" svg:x1="24.302cm" svg:y1="7.92cm" svg:x2="24.579cm" svg:y2="7.92cm">
              <text:p/>
            </draw:line>
            <draw:line draw:style-name="gr5" draw:text-style-name="P1" draw:layer="layout" svg:x1="24.302cm" svg:y1="7.735cm" svg:x2="24.579cm" svg:y2="7.735cm">
              <text:p/>
            </draw:line>
            <draw:line draw:style-name="gr5" draw:text-style-name="P1" draw:layer="layout" svg:x1="24.302cm" svg:y1="7.55cm" svg:x2="24.579cm" svg:y2="7.55cm">
              <text:p/>
            </draw:line>
            <draw:line draw:style-name="gr5" draw:text-style-name="P1" draw:layer="layout" svg:x1="24.302cm" svg:y1="7.365cm" svg:x2="24.579cm" svg:y2="7.365cm">
              <text:p/>
            </draw:line>
          </draw:g>
          <draw:g>
            <draw:rect draw:style-name="gr4" draw:text-style-name="P1" draw:layer="layout" svg:width="0.278cm" svg:height="2.219cm" svg:x="24.671cm" svg:y="6.995cm">
              <text:p/>
            </draw:rect>
            <draw:line draw:style-name="gr5" draw:text-style-name="P1" draw:layer="layout" svg:x1="24.671cm" svg:y1="7.18cm" svg:x2="24.948cm" svg:y2="7.18cm">
              <text:p/>
            </draw:line>
            <draw:line draw:style-name="gr5" draw:text-style-name="P1" draw:layer="layout" svg:x1="24.671cm" svg:y1="9.029cm" svg:x2="24.948cm" svg:y2="9.029cm">
              <text:p/>
            </draw:line>
            <draw:line draw:style-name="gr5" draw:text-style-name="P1" draw:layer="layout" svg:x1="24.671cm" svg:y1="8.844cm" svg:x2="24.948cm" svg:y2="8.844cm">
              <text:p/>
            </draw:line>
            <draw:line draw:style-name="gr5" draw:text-style-name="P1" draw:layer="layout" svg:x1="24.671cm" svg:y1="8.659cm" svg:x2="24.948cm" svg:y2="8.659cm">
              <text:p/>
            </draw:line>
            <draw:line draw:style-name="gr5" draw:text-style-name="P1" draw:layer="layout" svg:x1="24.671cm" svg:y1="8.474cm" svg:x2="24.948cm" svg:y2="8.474cm">
              <text:p/>
            </draw:line>
            <draw:line draw:style-name="gr5" draw:text-style-name="P1" draw:layer="layout" svg:x1="24.671cm" svg:y1="8.289cm" svg:x2="24.948cm" svg:y2="8.289cm">
              <text:p/>
            </draw:line>
            <draw:line draw:style-name="gr5" draw:text-style-name="P1" draw:layer="layout" svg:x1="24.671cm" svg:y1="8.105cm" svg:x2="24.948cm" svg:y2="8.105cm">
              <text:p/>
            </draw:line>
            <draw:line draw:style-name="gr5" draw:text-style-name="P1" draw:layer="layout" svg:x1="24.671cm" svg:y1="7.92cm" svg:x2="24.948cm" svg:y2="7.92cm">
              <text:p/>
            </draw:line>
            <draw:line draw:style-name="gr5" draw:text-style-name="P1" draw:layer="layout" svg:x1="24.671cm" svg:y1="7.735cm" svg:x2="24.948cm" svg:y2="7.735cm">
              <text:p/>
            </draw:line>
            <draw:line draw:style-name="gr5" draw:text-style-name="P1" draw:layer="layout" svg:x1="24.671cm" svg:y1="7.55cm" svg:x2="24.948cm" svg:y2="7.55cm">
              <text:p/>
            </draw:line>
            <draw:line draw:style-name="gr5" draw:text-style-name="P1" draw:layer="layout" svg:x1="24.671cm" svg:y1="7.365cm" svg:x2="24.948cm" svg:y2="7.365cm">
              <text:p/>
            </draw:line>
          </draw:g>
          <draw:g>
            <draw:rect draw:style-name="gr4" draw:text-style-name="P1" draw:layer="layout" svg:width="0.277cm" svg:height="2.219cm" svg:x="25.041cm" svg:y="6.995cm">
              <text:p/>
            </draw:rect>
            <draw:line draw:style-name="gr5" draw:text-style-name="P1" draw:layer="layout" svg:x1="25.041cm" svg:y1="7.18cm" svg:x2="25.318cm" svg:y2="7.18cm">
              <text:p/>
            </draw:line>
            <draw:line draw:style-name="gr5" draw:text-style-name="P1" draw:layer="layout" svg:x1="25.041cm" svg:y1="9.029cm" svg:x2="25.318cm" svg:y2="9.029cm">
              <text:p/>
            </draw:line>
            <draw:line draw:style-name="gr5" draw:text-style-name="P1" draw:layer="layout" svg:x1="25.041cm" svg:y1="8.844cm" svg:x2="25.318cm" svg:y2="8.844cm">
              <text:p/>
            </draw:line>
            <draw:line draw:style-name="gr5" draw:text-style-name="P1" draw:layer="layout" svg:x1="25.041cm" svg:y1="8.659cm" svg:x2="25.318cm" svg:y2="8.659cm">
              <text:p/>
            </draw:line>
            <draw:line draw:style-name="gr5" draw:text-style-name="P1" draw:layer="layout" svg:x1="25.041cm" svg:y1="8.474cm" svg:x2="25.318cm" svg:y2="8.474cm">
              <text:p/>
            </draw:line>
            <draw:line draw:style-name="gr5" draw:text-style-name="P1" draw:layer="layout" svg:x1="25.041cm" svg:y1="8.289cm" svg:x2="25.318cm" svg:y2="8.289cm">
              <text:p/>
            </draw:line>
            <draw:line draw:style-name="gr5" draw:text-style-name="P1" draw:layer="layout" svg:x1="25.041cm" svg:y1="8.105cm" svg:x2="25.318cm" svg:y2="8.105cm">
              <text:p/>
            </draw:line>
            <draw:line draw:style-name="gr5" draw:text-style-name="P1" draw:layer="layout" svg:x1="25.041cm" svg:y1="7.92cm" svg:x2="25.318cm" svg:y2="7.92cm">
              <text:p/>
            </draw:line>
            <draw:line draw:style-name="gr5" draw:text-style-name="P1" draw:layer="layout" svg:x1="25.041cm" svg:y1="7.735cm" svg:x2="25.318cm" svg:y2="7.735cm">
              <text:p/>
            </draw:line>
            <draw:line draw:style-name="gr5" draw:text-style-name="P1" draw:layer="layout" svg:x1="25.041cm" svg:y1="7.55cm" svg:x2="25.318cm" svg:y2="7.55cm">
              <text:p/>
            </draw:line>
            <draw:line draw:style-name="gr5" draw:text-style-name="P1" draw:layer="layout" svg:x1="25.041cm" svg:y1="7.365cm" svg:x2="25.318cm" svg:y2="7.365cm">
              <text:p/>
            </draw:line>
          </draw:g>
        </draw:g>
        <draw:frame draw:style-name="gr9" draw:text-style-name="P3" draw:layer="layout" svg:width="2.773cm" svg:height="1.199cm" draw:transform="rotate (1.5707963267946) translate (23.1cm 9.214cm)">
          <draw:text-box>
            <text:p><text:span text:style-name="T2">Generated</text:span></text:p>
            <text:p><text:span text:style-name="T2">Packages</text:span></text:p>
          </draw:text-box>
        </draw:frame>
        <draw:g>
          <draw:g>
            <draw:rect draw:style-name="gr4" draw:text-style-name="P1" draw:layer="layout" svg:width="0.278cm" svg:height="2.218cm" svg:x="17.009cm" svg:y="6.996cm">
              <text:p/>
            </draw:rect>
            <draw:line draw:style-name="gr5" draw:text-style-name="P1" draw:layer="layout" svg:x1="17.009cm" svg:y1="7.181cm" svg:x2="17.286cm" svg:y2="7.181cm">
              <text:p/>
            </draw:line>
            <draw:line draw:style-name="gr5" draw:text-style-name="P1" draw:layer="layout" svg:x1="17.009cm" svg:y1="9.029cm" svg:x2="17.286cm" svg:y2="9.029cm">
              <text:p/>
            </draw:line>
            <draw:line draw:style-name="gr5" draw:text-style-name="P1" draw:layer="layout" svg:x1="17.009cm" svg:y1="8.844cm" svg:x2="17.286cm" svg:y2="8.844cm">
              <text:p/>
            </draw:line>
            <draw:line draw:style-name="gr5" draw:text-style-name="P1" draw:layer="layout" svg:x1="17.009cm" svg:y1="8.66cm" svg:x2="17.286cm" svg:y2="8.66cm">
              <text:p/>
            </draw:line>
            <draw:line draw:style-name="gr5" draw:text-style-name="P1" draw:layer="layout" svg:x1="17.009cm" svg:y1="8.475cm" svg:x2="17.286cm" svg:y2="8.475cm">
              <text:p/>
            </draw:line>
            <draw:line draw:style-name="gr5" draw:text-style-name="P1" draw:layer="layout" svg:x1="17.009cm" svg:y1="8.29cm" svg:x2="17.286cm" svg:y2="8.29cm">
              <text:p/>
            </draw:line>
            <draw:line draw:style-name="gr5" draw:text-style-name="P1" draw:layer="layout" svg:x1="17.009cm" svg:y1="8.105cm" svg:x2="17.286cm" svg:y2="8.105cm">
              <text:p/>
            </draw:line>
            <draw:line draw:style-name="gr5" draw:text-style-name="P1" draw:layer="layout" svg:x1="17.009cm" svg:y1="7.92cm" svg:x2="17.286cm" svg:y2="7.92cm">
              <text:p/>
            </draw:line>
            <draw:line draw:style-name="gr5" draw:text-style-name="P1" draw:layer="layout" svg:x1="17.009cm" svg:y1="7.735cm" svg:x2="17.286cm" svg:y2="7.735cm">
              <text:p/>
            </draw:line>
            <draw:line draw:style-name="gr5" draw:text-style-name="P1" draw:layer="layout" svg:x1="17.009cm" svg:y1="7.55cm" svg:x2="17.286cm" svg:y2="7.55cm">
              <text:p/>
            </draw:line>
            <draw:line draw:style-name="gr5" draw:text-style-name="P1" draw:layer="layout" svg:x1="17.009cm" svg:y1="7.366cm" svg:x2="17.286cm" svg:y2="7.366cm">
              <text:p/>
            </draw:line>
          </draw:g>
          <draw:g>
            <draw:rect draw:style-name="gr4" draw:text-style-name="P1" draw:layer="layout" svg:width="0.278cm" svg:height="2.218cm" svg:x="15.9cm" svg:y="6.996cm">
              <text:p/>
            </draw:rect>
            <draw:line draw:style-name="gr5" draw:text-style-name="P1" draw:layer="layout" svg:x1="15.9cm" svg:y1="7.181cm" svg:x2="16.177cm" svg:y2="7.181cm">
              <text:p/>
            </draw:line>
            <draw:line draw:style-name="gr5" draw:text-style-name="P1" draw:layer="layout" svg:x1="15.9cm" svg:y1="9.029cm" svg:x2="16.177cm" svg:y2="9.029cm">
              <text:p/>
            </draw:line>
            <draw:line draw:style-name="gr5" draw:text-style-name="P1" draw:layer="layout" svg:x1="15.9cm" svg:y1="8.844cm" svg:x2="16.177cm" svg:y2="8.844cm">
              <text:p/>
            </draw:line>
            <draw:line draw:style-name="gr5" draw:text-style-name="P1" draw:layer="layout" svg:x1="15.9cm" svg:y1="8.66cm" svg:x2="16.177cm" svg:y2="8.66cm">
              <text:p/>
            </draw:line>
            <draw:line draw:style-name="gr5" draw:text-style-name="P1" draw:layer="layout" svg:x1="15.9cm" svg:y1="8.475cm" svg:x2="16.177cm" svg:y2="8.475cm">
              <text:p/>
            </draw:line>
            <draw:line draw:style-name="gr5" draw:text-style-name="P1" draw:layer="layout" svg:x1="15.9cm" svg:y1="8.29cm" svg:x2="16.177cm" svg:y2="8.29cm">
              <text:p/>
            </draw:line>
            <draw:line draw:style-name="gr5" draw:text-style-name="P1" draw:layer="layout" svg:x1="15.9cm" svg:y1="8.105cm" svg:x2="16.177cm" svg:y2="8.105cm">
              <text:p/>
            </draw:line>
            <draw:line draw:style-name="gr5" draw:text-style-name="P1" draw:layer="layout" svg:x1="15.9cm" svg:y1="7.92cm" svg:x2="16.177cm" svg:y2="7.92cm">
              <text:p/>
            </draw:line>
            <draw:line draw:style-name="gr5" draw:text-style-name="P1" draw:layer="layout" svg:x1="15.9cm" svg:y1="7.735cm" svg:x2="16.177cm" svg:y2="7.735cm">
              <text:p/>
            </draw:line>
            <draw:line draw:style-name="gr5" draw:text-style-name="P1" draw:layer="layout" svg:x1="15.9cm" svg:y1="7.55cm" svg:x2="16.177cm" svg:y2="7.55cm">
              <text:p/>
            </draw:line>
            <draw:line draw:style-name="gr5" draw:text-style-name="P1" draw:layer="layout" svg:x1="15.9cm" svg:y1="7.366cm" svg:x2="16.177cm" svg:y2="7.366cm">
              <text:p/>
            </draw:line>
          </draw:g>
          <draw:g>
            <draw:rect draw:style-name="gr4" draw:text-style-name="P1" draw:layer="layout" svg:width="0.277cm" svg:height="2.218cm" svg:x="16.27cm" svg:y="6.996cm">
              <text:p/>
            </draw:rect>
            <draw:line draw:style-name="gr5" draw:text-style-name="P1" draw:layer="layout" svg:x1="16.27cm" svg:y1="7.181cm" svg:x2="16.547cm" svg:y2="7.181cm">
              <text:p/>
            </draw:line>
            <draw:line draw:style-name="gr5" draw:text-style-name="P1" draw:layer="layout" svg:x1="16.27cm" svg:y1="9.029cm" svg:x2="16.547cm" svg:y2="9.029cm">
              <text:p/>
            </draw:line>
            <draw:line draw:style-name="gr5" draw:text-style-name="P1" draw:layer="layout" svg:x1="16.27cm" svg:y1="8.844cm" svg:x2="16.547cm" svg:y2="8.844cm">
              <text:p/>
            </draw:line>
            <draw:line draw:style-name="gr5" draw:text-style-name="P1" draw:layer="layout" svg:x1="16.27cm" svg:y1="8.66cm" svg:x2="16.547cm" svg:y2="8.66cm">
              <text:p/>
            </draw:line>
            <draw:line draw:style-name="gr5" draw:text-style-name="P1" draw:layer="layout" svg:x1="16.27cm" svg:y1="8.475cm" svg:x2="16.547cm" svg:y2="8.475cm">
              <text:p/>
            </draw:line>
            <draw:line draw:style-name="gr5" draw:text-style-name="P1" draw:layer="layout" svg:x1="16.27cm" svg:y1="8.29cm" svg:x2="16.547cm" svg:y2="8.29cm">
              <text:p/>
            </draw:line>
            <draw:line draw:style-name="gr5" draw:text-style-name="P1" draw:layer="layout" svg:x1="16.27cm" svg:y1="8.105cm" svg:x2="16.547cm" svg:y2="8.105cm">
              <text:p/>
            </draw:line>
            <draw:line draw:style-name="gr5" draw:text-style-name="P1" draw:layer="layout" svg:x1="16.27cm" svg:y1="7.92cm" svg:x2="16.547cm" svg:y2="7.92cm">
              <text:p/>
            </draw:line>
            <draw:line draw:style-name="gr5" draw:text-style-name="P1" draw:layer="layout" svg:x1="16.27cm" svg:y1="7.735cm" svg:x2="16.547cm" svg:y2="7.735cm">
              <text:p/>
            </draw:line>
            <draw:line draw:style-name="gr5" draw:text-style-name="P1" draw:layer="layout" svg:x1="16.27cm" svg:y1="7.55cm" svg:x2="16.547cm" svg:y2="7.55cm">
              <text:p/>
            </draw:line>
            <draw:line draw:style-name="gr5" draw:text-style-name="P1" draw:layer="layout" svg:x1="16.27cm" svg:y1="7.366cm" svg:x2="16.547cm" svg:y2="7.366cm">
              <text:p/>
            </draw:line>
          </draw:g>
          <draw:g>
            <draw:rect draw:style-name="gr4" draw:text-style-name="P1" draw:layer="layout" svg:width="0.277cm" svg:height="2.218cm" svg:x="16.64cm" svg:y="6.996cm">
              <text:p/>
            </draw:rect>
            <draw:line draw:style-name="gr5" draw:text-style-name="P1" draw:layer="layout" svg:x1="16.64cm" svg:y1="7.181cm" svg:x2="16.917cm" svg:y2="7.181cm">
              <text:p/>
            </draw:line>
            <draw:line draw:style-name="gr5" draw:text-style-name="P1" draw:layer="layout" svg:x1="16.64cm" svg:y1="9.029cm" svg:x2="16.917cm" svg:y2="9.029cm">
              <text:p/>
            </draw:line>
            <draw:line draw:style-name="gr5" draw:text-style-name="P1" draw:layer="layout" svg:x1="16.64cm" svg:y1="8.844cm" svg:x2="16.917cm" svg:y2="8.844cm">
              <text:p/>
            </draw:line>
            <draw:line draw:style-name="gr5" draw:text-style-name="P1" draw:layer="layout" svg:x1="16.64cm" svg:y1="8.66cm" svg:x2="16.917cm" svg:y2="8.66cm">
              <text:p/>
            </draw:line>
            <draw:line draw:style-name="gr5" draw:text-style-name="P1" draw:layer="layout" svg:x1="16.64cm" svg:y1="8.475cm" svg:x2="16.917cm" svg:y2="8.475cm">
              <text:p/>
            </draw:line>
            <draw:line draw:style-name="gr5" draw:text-style-name="P1" draw:layer="layout" svg:x1="16.64cm" svg:y1="8.29cm" svg:x2="16.917cm" svg:y2="8.29cm">
              <text:p/>
            </draw:line>
            <draw:line draw:style-name="gr5" draw:text-style-name="P1" draw:layer="layout" svg:x1="16.64cm" svg:y1="8.105cm" svg:x2="16.917cm" svg:y2="8.105cm">
              <text:p/>
            </draw:line>
            <draw:line draw:style-name="gr5" draw:text-style-name="P1" draw:layer="layout" svg:x1="16.64cm" svg:y1="7.92cm" svg:x2="16.917cm" svg:y2="7.92cm">
              <text:p/>
            </draw:line>
            <draw:line draw:style-name="gr5" draw:text-style-name="P1" draw:layer="layout" svg:x1="16.64cm" svg:y1="7.735cm" svg:x2="16.917cm" svg:y2="7.735cm">
              <text:p/>
            </draw:line>
            <draw:line draw:style-name="gr5" draw:text-style-name="P1" draw:layer="layout" svg:x1="16.64cm" svg:y1="7.55cm" svg:x2="16.917cm" svg:y2="7.55cm">
              <text:p/>
            </draw:line>
            <draw:line draw:style-name="gr5" draw:text-style-name="P1" draw:layer="layout" svg:x1="16.64cm" svg:y1="7.366cm" svg:x2="16.917cm" svg:y2="7.366cm">
              <text:p/>
            </draw:line>
          </draw:g>
        </draw:g>
        <draw:frame draw:style-name="gr12" draw:text-style-name="P3" draw:layer="layout" svg:width="2.365cm" svg:height="1.199cm" draw:transform="rotate (1.5707963267946) translate (14.7cm 9.214cm)">
          <draw:text-box>
            <text:p><text:span text:style-name="T2">Received</text:span></text:p>
            <text:p><text:span text:style-name="T2">Packages</text:span></text:p>
          </draw:text-box>
        </draw:frame>
        <draw:line draw:style-name="gr10" draw:text-style-name="P1" draw:layer="layout" svg:x1="16.568cm" svg:y1="5.714cm" svg:x2="19.2cm" svg:y2="5.714cm">
          <text:p/>
        </draw:line>
        <draw:line draw:style-name="gr5" draw:text-style-name="P1" draw:layer="layout" svg:x1="16.7cm" svg:y1="12.114cm" svg:x2="19.8cm" svg:y2="12.114cm">
          <text:p/>
        </draw:line>
        <draw:line draw:style-name="gr5" draw:text-style-name="P1" draw:layer="layout" svg:x1="16.6cm" svg:y1="6.914cm" svg:x2="16.6cm" svg:y2="5.714cm">
          <text:p/>
        </draw:line>
        <draw:line draw:style-name="gr10" draw:text-style-name="P1" draw:layer="layout" svg:x1="16.7cm" svg:y1="12.114cm" svg:x2="16.7cm" svg:y2="9.514cm">
          <text:p/>
        </draw:line>
        <draw:line draw:style-name="gr10" draw:text-style-name="P1" draw:layer="layout" svg:x1="25cm" svg:y1="11.714cm" svg:x2="22.132cm" svg:y2="11.714cm">
          <text:p/>
        </draw:line>
        <draw:line draw:style-name="gr5" draw:text-style-name="P1" draw:layer="layout" svg:x1="25cm" svg:y1="11.714cm" svg:x2="25cm" svg:y2="9.514cm">
          <text:p/>
        </draw:line>
        <draw:line draw:style-name="gr10" draw:text-style-name="P1" draw:layer="layout" svg:x1="24.9cm" svg:y1="5.614cm" svg:x2="24.9cm" svg:y2="6.914cm">
          <text:p/>
        </draw:line>
        <draw:line draw:style-name="gr5" draw:text-style-name="P1" draw:layer="layout" svg:x1="22.3cm" svg:y1="5.614cm" svg:x2="24.9cm" svg:y2="5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5-27T17:30:33.91</dc:date>
    <dc:creator>Stefanie Schmidiger</dc:creator>
    <meta:editing-duration>PT2H16M51S</meta:editing-duration>
    <meta:editing-cycles>14</meta:editing-cycles>
    <meta:generator>OpenOffice/4.1.3$Win32 OpenOffice.org_project/413m1$Build-9783</meta:generator>
    <meta:document-statistic meta:object-count="625"/>
  </office:meta>
</office:document-meta>
</file>